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425cm"/>
    </style:style>
    <style:style style:name="Tabela1.B" style:family="table-column">
      <style:table-column-properties style:column-width="8.304cm"/>
    </style:style>
    <style:style style:name="Tabela1.C" style:family="table-column">
      <style:table-column-properties style:column-width="8.27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458cm" table:align="left"/>
    </style:style>
    <style:style style:name="Tabela2.A" style:family="table-column">
      <style:table-column-properties style:column-width="0.425cm"/>
    </style:style>
    <style:style style:name="Tabela2.B" style:family="table-column">
      <style:table-column-properties style:column-width="5.521cm"/>
    </style:style>
    <style:style style:name="Tabela2.C" style:family="table-column">
      <style:table-column-properties style:column-width="5.512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4.076cm" table:align="left"/>
    </style:style>
    <style:style style:name="Tabela3.A" style:family="table-column">
      <style:table-column-properties style:column-width="0.425cm"/>
    </style:style>
    <style:style style:name="Tabela3.B" style:family="table-column">
      <style:table-column-properties style:column-width="5.775cm"/>
    </style:style>
    <style:style style:name="Tabela3.C" style:family="table-column">
      <style:table-column-properties style:column-width="7.876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0000" loext:opacity="100%" officeooo:rsid="001320fd" officeooo:paragraph-rsid="001320fd" fo:background-color="#00a933"/>
    </style:style>
    <style:style style:name="P2" style:family="paragraph" style:parent-style-name="Standard">
      <style:text-properties fo:color="#000000" loext:opacity="100%" fo:font-size="7pt" officeooo:rsid="001320fd" officeooo:paragraph-rsid="001320fd" fo:background-color="#00a933" style:font-size-asian="7pt" style:font-size-complex="7pt"/>
    </style:style>
    <style:style style:name="P3" style:family="paragraph" style:parent-style-name="Preformatted_20_Text">
      <style:text-properties fo:color="#000000" loext:opacity="100%" fo:font-size="7pt" officeooo:rsid="001422e4" officeooo:paragraph-rsid="001422e4" fo:background-color="#ffffff" style:font-size-asian="7pt" style:font-size-complex="7pt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fo:color="#000000" loext:opacity="100%" fo:font-size="7pt" officeooo:rsid="001422e4" fo:background-color="#ffffff" style:font-size-asian="7pt" style:font-size-complex="7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font-size="7pt" officeooo:rsid="001422e4" fo:background-color="#ffffff" style:font-size-asian="7pt" style:font-size-complex="7pt"/>
    </style:style>
    <style:style style:name="P6" style:family="paragraph" style:parent-style-name="Heading_20_2">
      <style:text-properties fo:color="#000000" loext:opacity="100%" fo:font-size="7pt" officeooo:rsid="001422e4" officeooo:paragraph-rsid="001422e4" fo:background-color="#ffffff" style:font-size-asian="7pt" style:font-size-complex="7pt"/>
    </style:style>
    <style:style style:name="P7" style:family="paragraph" style:parent-style-name="Standard">
      <style:text-properties fo:color="#000000" loext:opacity="100%" fo:font-size="7pt" officeooo:rsid="001422e4" officeooo:paragraph-rsid="001422e4" fo:background-color="#ffffff" style:font-size-asian="7pt" style:font-size-complex="7pt"/>
    </style:style>
    <style:style style:name="P8" style:family="paragraph" style:parent-style-name="Standard">
      <style:text-properties fo:color="#000000" loext:opacity="100%" fo:font-size="7pt" officeooo:rsid="001422e4" officeooo:paragraph-rsid="001422e4" fo:background-color="#ffff00" style:font-size-asian="7pt" style:font-size-complex="7pt"/>
    </style:style>
    <style:style style:name="P9" style:family="paragraph" style:parent-style-name="Standard">
      <style:text-properties fo:color="#000000" loext:opacity="100%" fo:font-size="7pt" officeooo:rsid="00153f92" officeooo:paragraph-rsid="00153f92" fo:background-color="#ffff00" style:font-size-asian="7pt" style:font-size-complex="7pt"/>
    </style:style>
    <style:style style:name="P10" style:family="paragraph" style:parent-style-name="Standard">
      <style:text-properties fo:color="#000000" loext:opacity="100%" fo:font-size="7pt" officeooo:rsid="00153f92" officeooo:paragraph-rsid="00153f92" fo:background-color="#ffffff" style:font-size-asian="7pt" style:font-size-complex="7pt"/>
    </style:style>
    <style:style style:name="P11" style:family="paragraph" style:parent-style-name="Heading_20_2">
      <style:text-properties fo:color="#000000" loext:opacity="100%" fo:font-size="7pt" officeooo:rsid="00153f92" officeooo:paragraph-rsid="00153f92" fo:background-color="#ffffff" style:font-size-asian="7pt" style:font-size-complex="7pt"/>
    </style:style>
    <style:style style:name="P12" style:family="paragraph" style:parent-style-name="Heading_20_2">
      <style:text-properties fo:color="#000000" loext:opacity="100%" fo:font-size="10pt" officeooo:rsid="00153f92" officeooo:paragraph-rsid="00153f92" fo:background-color="#ffff00" style:font-size-asian="10pt" style:font-size-complex="10pt"/>
    </style:style>
    <style:style style:name="P13" style:family="paragraph" style:parent-style-name="Text_20_body">
      <style:text-properties fo:color="#000000" loext:opacity="100%" fo:font-size="10pt" officeooo:rsid="00168a95" officeooo:paragraph-rsid="00153f92" fo:background-color="#ffffff" style:font-size-asian="10pt" style:font-size-complex="10pt"/>
    </style:style>
    <style:style style:name="P14" style:family="paragraph" style:parent-style-name="Preformatted_20_Text">
      <style:text-properties fo:color="#000000" loext:opacity="100%" fo:font-size="6pt" officeooo:rsid="00168a95" officeooo:paragraph-rsid="00153f92" fo:background-color="#ffffff" style:font-size-asian="5.25pt" style:font-size-complex="6pt"/>
    </style:style>
    <style:style style:name="P15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6pt" officeooo:rsid="00168a95" fo:background-color="#ffffff" style:font-size-asian="5.25pt" style:font-size-complex="6pt"/>
    </style:style>
    <style:style style:name="P16" style:family="paragraph" style:parent-style-name="Text_20_body">
      <style:text-properties fo:color="#000000" loext:opacity="100%" fo:font-size="6pt" officeooo:rsid="00168a95" officeooo:paragraph-rsid="00153f92" fo:background-color="#ffffff" style:font-size-asian="5.25pt" style:font-size-complex="6pt"/>
    </style:style>
    <style:style style:name="P17" style:family="paragraph" style:parent-style-name="Heading_20_2">
      <style:text-properties fo:color="#000000" loext:opacity="100%" fo:font-size="10pt" officeooo:rsid="00168a95" officeooo:paragraph-rsid="00153f92" fo:background-color="#ffff00" style:font-size-asian="10pt" style:font-size-complex="10pt"/>
    </style:style>
    <style:style style:name="P18" style:family="paragraph" style:parent-style-name="Text_20_body">
      <style:text-properties fo:color="#000000" loext:opacity="100%" fo:font-size="10pt" officeooo:rsid="00168a95" officeooo:paragraph-rsid="00153f92" fo:background-color="#ffff00" style:font-size-asian="10pt" style:font-size-complex="10pt"/>
    </style:style>
    <style:style style:name="P19" style:family="paragraph" style:parent-style-name="Heading_20_3">
      <style:text-properties fo:color="#000000" loext:opacity="100%" fo:font-size="10pt" officeooo:rsid="00168a95" officeooo:paragraph-rsid="00153f92" fo:background-color="#ffffff" style:font-size-asian="10pt" style:font-size-complex="10pt"/>
    </style:style>
    <style:style style:name="P20" style:family="paragraph" style:parent-style-name="Quotations">
      <style:text-properties fo:color="#000000" loext:opacity="100%" fo:font-size="6pt" officeooo:rsid="00168a95" officeooo:paragraph-rsid="00153f92" fo:background-color="#ffffff" style:font-size-asian="5.25pt" style:font-size-complex="6pt"/>
    </style:style>
    <style:style style:name="P21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0pt" officeooo:rsid="00168a95" fo:background-color="#ffffff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0pt" officeooo:rsid="00168a95" fo:background-color="#ffffff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6pt" officeooo:rsid="00168a95" fo:background-color="#ffffff" style:font-size-asian="5.25pt" style:font-size-complex="6pt"/>
    </style:style>
    <style:style style:name="P24" style:family="paragraph" style:parent-style-name="Text_20_body">
      <style:text-properties fo:color="#000000" loext:opacity="100%" fo:font-size="10pt" officeooo:rsid="00153f92" officeooo:paragraph-rsid="00153f92" fo:background-color="#ffff00" style:font-size-asian="10pt" style:font-size-complex="10pt"/>
    </style:style>
    <style:style style:name="P25" style:family="paragraph" style:parent-style-name="Heading_20_3">
      <style:text-properties fo:color="#000000" loext:opacity="100%" fo:font-size="7pt" officeooo:rsid="00153f92" officeooo:paragraph-rsid="00153f92" fo:background-color="#ffffff" style:font-size-asian="7pt" style:font-size-complex="7pt"/>
    </style:style>
    <style:style style:name="P26" style:family="paragraph" style:parent-style-name="Table_20_Heading">
      <style:paragraph-properties fo:margin-left="0cm" fo:margin-right="0cm" fo:text-indent="0cm" style:auto-text-indent="false"/>
      <style:text-properties fo:font-size="6pt" style:font-size-asian="6pt" style:font-size-complex="6pt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font-size="6pt" style:font-size-asian="6pt" style:font-size-complex="6pt"/>
    </style:style>
    <style:style style:name="P28" style:family="paragraph" style:parent-style-name="Table_20_Contents">
      <style:paragraph-properties fo:margin-left="0cm" fo:margin-right="0cm" fo:text-indent="0cm" style:auto-text-indent="false"/>
    </style:style>
    <style:style style:name="P29" style:family="paragraph" style:parent-style-name="Standard">
      <style:text-properties fo:color="#000000" loext:opacity="100%" fo:font-size="6pt" officeooo:rsid="00153f92" officeooo:paragraph-rsid="00153f92" fo:background-color="#ffffff" style:font-size-asian="6pt" style:font-size-complex="6pt"/>
    </style:style>
    <style:style style:name="P30" style:family="paragraph" style:parent-style-name="Heading_20_3">
      <style:text-properties fo:color="#000000" loext:opacity="100%" fo:font-size="6pt" officeooo:rsid="00153f92" officeooo:paragraph-rsid="00153f92" fo:background-color="#ffffff" style:font-size-asian="6pt" style:font-size-complex="6pt"/>
    </style:style>
    <style:style style:name="P31" style:family="paragraph" style:parent-style-name="Table_20_Contents">
      <style:text-properties fo:font-size="6pt" style:font-size-asian="6pt" style:font-size-complex="6pt"/>
    </style:style>
    <style:style style:name="T1" style:family="text">
      <style:text-properties fo:font-size="10pt" fo:background-color="#ffff00" loext:char-shading-value="0" style:font-size-asian="10pt" style:font-size-complex="10pt"/>
    </style:style>
    <style:style style:name="T2" style:family="text">
      <style:text-properties fo:font-size="10pt" officeooo:rsid="00168a95" fo:background-color="#ffff00" loext:char-shading-value="0" style:font-size-asian="10pt" style:font-size-complex="10pt"/>
    </style:style>
    <style:style style:name="T3" style:family="text">
      <style:text-properties fo:font-variant="normal" fo:text-transform="none" fo:color="#24292e" loext:opacity="100%" fo:letter-spacing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background-color="#d4ea6b" loext:char-shading-value="0" style:font-size-asian="10pt" style:font-size-complex="10pt"/>
    </style:style>
    <style:style style:name="T6" style:family="text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LHORIA DA ESTRUTURA DO ARQUIVO DE DADOS JSON PARA REDUÇÃO DE CUSTOS API, SEM PERDER A QUALIDADE DOS DADOS E DA ANALISE DE IA</text:p>
      <text:p text:style-name="P1"/>
      <text:p text:style-name="P2"/>
      <text:p text:style-name="P3"><text:span text:style-name="Source_20_Text">FASE 1 - ELIMINAÇÃO DE DUPLICATAS (Impacto Imediato)</text:span></text:p>
      <text:p text:style-name="P4"><text:span text:style-name="Source_20_Text">━━━━━━━━━━━━━━━━━━━━━━━━━━━━━━━━━━━━━━━━━━━━━━━━━━━</text:span></text:p>
      <text:p text:style-name="P4"><text:span text:style-name="Source_20_Text">☐ Remover contextual_snapshot inteiro</text:span></text:p>
      <text:p text:style-name="P4"><text:span text:style-name="Source_20_Text">☐ Remover duplicatas de liquidity_heatmap (manter apenas 1)</text:span></text:p>
      <text:p text:style-name="P4"><text:span text:style-name="Source_20_Text">☐ Remover duplicata de historical_vp</text:span></text:p>
      <text:p text:style-name="P4"><text:span text:style-name="Source_20_Text">☐ Remover multi_tf duplicado</text:span></text:p>
      <text:p text:style-name="P5"><text:span text:style-name="Source_20_Text">☐ Remover derivatives duplicado</text:span></text:p>
      <text:p text:style-name="P3"><text:span text:style-name="Source_20_Text">FASE 2 - LIMPEZA DE DEBUG</text:span></text:p>
      <text:p text:style-name="P4"><text:span text:style-name="Source_20_Text">━━━━━━━━━━━━━━━━━━━━━━━━━</text:span></text:p>
      <text:p text:style-name="P4"><text:span text:style-name="Source_20_Text">☐ Remover observability</text:span></text:p>
      <text:p text:style-name="P4"><text:span text:style-name="Source_20_Text">☐ Remover data_quality (ou mover para log separado)</text:span></text:p>
      <text:p text:style-name="P4"><text:span text:style-name="Source_20_Text">☐ Remover metadata interno</text:span></text:p>
      <text:p text:style-name="P4"><text:span text:style-name="Source_20_Text">☐ Remover orderbook_data_quality</text:span></text:p>
      <text:p text:style-name="P4"/>
      <text:p text:style-name="P4"><text:span text:style-name="Source_20_Text">FASE 3 - OTIMIZAÇÃO DE TIMESTAMPS</text:span></text:p>
      <text:p text:style-name="P4"><text:span text:style-name="Source_20_Text">━━━━━━━━━━━━━━━━━━━━━━━━━━━━━━━━━</text:span></text:p>
      <text:p text:style-name="P4"><text:span text:style-name="Source_20_Text">☐ Manter apenas epoch_ms</text:span></text:p>
      <text:p text:style-name="P4"><text:span text:style-name="Source_20_Text">☐ Calcular NY/SP no frontend/consumer</text:span></text:p>
      <text:p text:style-name="P4"><text:span text:style-name="Source_20_Text">☐ Remover time_index duplicado</text:span></text:p>
      <text:p text:style-name="P4"/>
      <text:p text:style-name="P4"><text:span text:style-name="Source_20_Text">FASE 4 - COMPRESSÃO DE VOLUME PROFILE</text:span></text:p>
      <text:p text:style-name="P4"><text:span text:style-name="Source_20_Text">━━━━━━━━━━━━━━━━━━━━━━━━━━━━━━━━━━━━</text:span></text:p>
      <text:p text:style-name="P4"><text:span text:style-name="Source_20_Text">☐ Converter strings "92210|373.28|8.09; ..." para arrays</text:span></text:p>
      <text:p text:style-name="P4"><text:span text:style-name="Source_20_Text">☐ Enviar apenas top 5 HVN/LVN (não 20+)</text:span></text:p>
      <text:p text:style-name="P4"><text:span text:style-name="Source_20_Text">☐ Cachear dados semanais/mensais localmente</text:span></text:p>
      <text:p text:style-name="P4"/>
      <text:p text:style-name="P4"><text:span text:style-name="Source_20_Text">FASE 5 - ABREVIAÇÃO DE CAMPOS</text:span></text:p>
      <text:p text:style-name="P4"><text:span text:style-name="Source_20_Text">━━━━━━━━━━━━━━━━━━━━━━━━━━━━</text:span></text:p>
      <text:p text:style-name="P4"><text:span text:style-name="Source_20_Text">☐ Implementar dicionário de abreviações</text:span></text:p>
      <text:p text:style-name="P4"><text:span text:style-name="Source_20_Text">☐ Versionar schema ("_v": 2)</text:span></text:p>
      <text:p text:style-name="P5"><text:span text:style-name="Source_20_Text">☐ Documentar mapeamento</text:span></text:p>
      <text:h text:style-name="P6" text:outline-level="2">💡 Estratégia de Cache por Frequência</text:h>
      <text:p text:style-name="P7"/>
      <text:p text:style-name="P7"/>
      <text:p text:style-name="P3"><text:span text:style-name="Source_20_Text"># Configuração recomendada de atualização</text:span></text:p>
      <text:p text:style-name="P4"/>
      <text:p text:style-name="P4"><text:span text:style-name="Source_20_Text">CACHE_CONFIG = {</text:span></text:p>
      <text:p text:style-name="P4"><text:span text:style-name="Source_20_Text"><text:s text:c="4"/># TIER 1 - Cada tick/2 segundos</text:span></text:p>
      <text:p text:style-name="P4"><text:span text:style-name="Source_20_Text"><text:s text:c="4"/>"realtime": {</text:span></text:p>
      <text:p text:style-name="P4"><text:span text:style-name="Source_20_Text"><text:s text:c="8"/>"fields": ["price", "volume.delta", "flow.cvd", "flow.imbalance"],</text:span></text:p>
      <text:p text:style-name="P4"><text:span text:style-name="Source_20_Text"><text:s text:c="8"/>"ttl_seconds": 2,</text:span></text:p>
      <text:p text:style-name="P4"><text:span text:style-name="Source_20_Text"><text:s text:c="8"/>"source": "websocket"</text:span></text:p>
      <text:p text:style-name="P4"><text:span text:style-name="Source_20_Text"><text:s text:c="4"/>},</text:span></text:p>
      <text:p text:style-name="P4"><text:span text:style-name="Source_20_Text"><text:s text:c="4"/></text:span></text:p>
      <text:p text:style-name="P4"><text:span text:style-name="Source_20_Text"><text:s text:c="4"/># TIER 2 - A cada 1-5 minutos</text:span></text:p>
      <text:p text:style-name="P4"><text:span text:style-name="Source_20_Text"><text:s text:c="4"/>"near_realtime": {</text:span></text:p>
      <text:p text:style-name="P4"><text:span text:style-name="Source_20_Text"><text:s text:c="8"/>"fields": ["book", "clusters", "flow.sectors", "flow.net_*"],</text:span></text:p>
      <text:p text:style-name="P4"><text:span text:style-name="Source_20_Text"><text:s text:c="8"/>"ttl_seconds": 60,</text:span></text:p>
      <text:p text:style-name="P4"><text:span text:style-name="Source_20_Text"><text:s text:c="8"/>"source": "polling"</text:span></text:p>
      <text:p text:style-name="P4"><text:span text:style-name="Source_20_Text"><text:s text:c="4"/>},</text:span></text:p>
      <text:p text:style-name="P4"><text:span text:style-name="Source_20_Text"><text:s text:c="4"/></text:span></text:p>
      <text:p text:style-name="P4"><text:span text:style-name="Source_20_Text"><text:s text:c="4"/># TIER 3 - A cada 15-30 minutos</text:span></text:p>
      <text:p text:style-name="P4"><text:span text:style-name="Source_20_Text"><text:s text:c="4"/>"periodic": {</text:span></text:p>
      <text:p text:style-name="P4"><text:span text:style-name="Source_20_Text"><text:s text:c="8"/>"fields": ["tf", "deriv", "macro.corr", "ml"],</text:span></text:p>
      <text:p text:style-name="P4"><text:span text:style-name="Source_20_Text"><text:s text:c="8"/>"ttl_seconds": 900,</text:span></text:p>
      <text:p text:style-name="P4"><text:span text:style-name="Source_20_Text"><text:s text:c="8"/>"source": "polling"</text:span></text:p>
      <text:p text:style-name="P4"><text:span text:style-name="Source_20_Text"><text:s text:c="4"/>},</text:span></text:p>
      <text:p text:style-name="P4"><text:span text:style-name="Source_20_Text"><text:s text:c="4"/></text:span></text:p>
      <text:p text:style-name="P4"><text:span text:style-name="Source_20_Text"><text:s text:c="4"/># TIER 4 - Diário/Semanal</text:span></text:p>
      <text:p text:style-name="P4"><text:span text:style-name="Source_20_Text"><text:s text:c="4"/>"cached": {</text:span></text:p>
      <text:p text:style-name="P4"><text:span text:style-name="Source_20_Text"><text:s text:c="8"/>"fields": ["vp.w", "vp.m", "onchain", "options"],</text:span></text:p>
      <text:p text:style-name="P4"><text:span text:style-name="Source_20_Text"><text:s text:c="8"/>"ttl_seconds": 86400,</text:span></text:p>
      <text:p text:style-name="P4"><text:span text:style-name="Source_20_Text"><text:s text:c="8"/>"source": "cache_local"</text:span></text:p>
      <text:p text:style-name="P4"><text:span text:style-name="Source_20_Text"><text:s text:c="4"/>}</text:span></text:p>
      <text:p text:style-name="P5"><text:span text:style-name="Source_20_Text">}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/text:p>
      <text:p text:style-name="P9">ESTRUTURA DE MEU SISTEMA DE ARQUIVOS</text:p>
      <text:p text:style-name="P10"/>
      <text:p text:style-name="P10"/>
      <text:p text:style-name="P10"/>
      <text:p text:style-name="P10"/>
      <text:p text:style-name="P10">Aqui está a estrutura completa de pastas e arquivos do seu sistema, obtida usando o comando `tree /F` no diretório raiz do projeto:</text:p>
      <text:p text:style-name="P10"/>
      <text:p text:style-name="P10">```</text:p>
      <text:p text:style-name="P10">Listagem de caminhos de pasta</text:p>
      <text:p text:style-name="P10">O número de série do volume é F84B-3DAD</text:p>
      <text:p text:style-name="P10">C:.</text:p>
      <text:p text:style-name="P10">├── .coverage</text:p>
      <text:p text:style-name="P10">├── .coveragerc</text:p>
      <text:p text:style-name="P10">├── .dockerignore</text:p>
      <text:p text:style-name="P10">├── .env</text:p>
      <text:p text:style-name="P10">├── .gitignore</text:p>
      <text:p text:style-name="P10">├── 0.17</text:p>
      <text:p text:style-name="P10">├── 0.5.0</text:p>
      <text:p text:style-name="P10">├── ai_analyzer_disabled.py</text:p>
      <text:p text:style-name="P10">├── ai_analyzer_qwen.py</text:p>
      <text:p text:style-name="P10">├── ai_analyzer_qwen_patch2.py</text:p>
      <text:p text:style-name="P10">├── ai_historical_pro.py</text:p>
      <text:p text:style-name="P10">├── alert_engine.py</text:p>
      <text:p text:style-name="P10">├── alert_manager.py</text:p>
      <text:p text:style-name="P10">├── auditoria_estrutura_json.md</text:p>
      <text:p text:style-name="P10">├── audit_new_features.py</text:p>
      <text:p text:style-name="P10">├── audit_script.py</text:p>
      <text:p text:style-name="P10">├── bot.log</text:p>
      <text:p text:style-name="P10">├── clock_sync.py</text:p>
      <text:p text:style-name="P10">├── config.json</text:p>
      <text:p text:style-name="P10">├── config.py</text:p>
      <text:p text:style-name="P10">├── context_collector.py</text:p>
      <text:p text:style-name="P10">├── CORRECAO_ENRICH_EVENT_SUMMARY.md</text:p>
      <text:p text:style-name="P10">├── CORRECAO_FETCH_INTERMARKET_DATA.md</text:p>
      <text:p text:style-name="P10">├── coverage_report.txt</text:p>
      <text:p text:style-name="P10">├── create_structure.py</text:p>
      <text:p text:style-name="P10">├── cross_asset_correlations.py</text:p>
      <text:p text:style-name="P10">├── dados_mercado.csv</text:p>
      <text:p text:style-name="P10">├── dashboard.py</text:p>
      <text:p text:style-name="P10">├── data_enricher.py</text:p>
      <text:p text:style-name="P10">├── data_handler.py</text:p>
      <text:p text:style-name="P10">├── data_quality_validator.py</text:p>
      <text:p text:style-name="P10">├── data_validator.py</text:p>
      <text:p text:style-name="P10">├── debug_bot.py</text:p>
      <text:p text:style-name="P10">├── debug_env.py</text:p>
      <text:p text:style-name="P10">├── debug_keyerror.py</text:p>
      <text:p text:style-name="P10">├── debug_payload.py</text:p>
      <text:p text:style-name="P10">├── debug_validator.py</text:p>
      <text:p text:style-name="P10">├── demo_circuit_breaker.py</text:p>
      <text:p text:style-name="P10">├── demo_enhanced_cross_asset.py</text:p>
      <text:p text:style-name="P10">├── demo_enhanced_cross_asset_simple.py</text:p>
      <text:p text:style-name="P10">├── deploy_oracle.sh</text:p>
      <text:p text:style-name="P10">├── diagnose_crash.py</text:p>
      <text:p text:style-name="P10">├── diagnostics_replay.log</text:p>
      <text:p text:style-name="P10">├── docker-compose.yml</text:p>
      <text:p text:style-name="P10">├── Dockerfile</text:p>
      <text:p text:style-name="P10">├── dynamic_volume_profile.py</text:p>
      <text:p text:style-name="P10">├── enhanced_market_bot.py</text:p>
      <text:p text:style-name="P10">├── enrichment_integrator.py</text:p>
      <text:p text:style-name="P10">├── event_bus.py</text:p>
      <text:p text:style-name="P10">├── event_memory.py</text:p>
      <text:p text:style-name="P10">├── event_saver.py</text:p>
      <text:p text:style-name="P10">├── event_saver.py.bak_duplicatas</text:p>
      <text:p text:style-name="P10">├── event_stats_model.py</text:p>
      <text:p text:style-name="P10">├── example_analysis_trigger_structure.json</text:p>
      <text:p text:style-name="P10">├── export_signals.py</text:p>
      <text:p text:style-name="P10">├── feature_store.py</text:p>
      <text:p text:style-name="P10">├── fix_bot_run.py</text:p>
      <text:p text:style-name="P10">├── fix_broken_tests.py</text:p>
      <text:p text:style-name="P10">├── fix_duplicatas.py</text:p>
      <text:p text:style-name="P10">├── fix_playwright.py</text:p>
      <text:p text:style-name="P10">├── fix_separador_final.py</text:p>
      <text:p text:style-name="P10">├── fix_timestamp.py</text:p>
      <text:p text:style-name="P10">├── flow_analyzer.py</text:p>
      <text:p text:style-name="P10">├── format_utils.py</text:p>
      <text:p text:style-name="P10">├── fred_fetcher.py</text:p>
      <text:p text:style-name="P10">├── full_audit.py</text:p>
      <text:p text:style-name="P10">├── health_monitor.py</text:p>
      <text:p text:style-name="P10">├── historical_profiler.py</text:p>
      <text:p text:style-name="P10">├── integration_validator.py</text:p>
      <text:p text:style-name="P10">├── levels_registry.py</text:p>
      <text:p text:style-name="P10">├── liquidity_heatmap.py</text:p>
      <text:p text:style-name="P10">├── log_formatter.py</text:p>
      <text:p text:style-name="P10">├── macro_data_fetcher.py</text:p>
      <text:p text:style-name="P10">├── macro_fetcher.py</text:p>
      <text:p text:style-name="P10">├── main.patched.py</text:p>
      <text:p text:style-name="P10">├── main.py</text:p>
      <text:p text:style-name="P10">├── market_analyzer.py</text:p>
      <text:p text:style-name="P10">├── market_impact.py</text:p>
      <text:p text:style-name="P10"><text:soft-page-break/>├── metrics_collector.py</text:p>
      <text:p text:style-name="P10">├── ml_features.py</text:p>
      <text:p text:style-name="P10">├── modelo_dados_ideal.py</text:p>
      <text:p text:style-name="P10">├── mypy.ini</text:p>
      <text:p text:style-name="P10">├── orderbook_analyzer.py</text:p>
      <text:p text:style-name="P10">├── orderbook_fallback.py</text:p>
      <text:p text:style-name="P10">├── orderbook_severity_analysis.md</text:p>
      <text:p text:style-name="P10">├── orderbook_ws_manager.py</text:p>
      <text:p text:style-name="P10">├── PATCH_SUMMARY.md</text:p>
      <text:p text:style-name="P10">├── pattern_recognition.py</text:p>
      <text:p text:style-name="P10">├── process_csv_data.py</text:p>
      <text:p text:style-name="P10">├── prometheus_exporter.py</text:p>
      <text:p text:style-name="P10">├── pyproject.toml</text:p>
      <text:p text:style-name="P10">├── pytest.ini</text:p>
      <text:p text:style-name="P10">├── pytest_output.txt</text:p>
      <text:p text:style-name="P10">├── README.md</text:p>
      <text:p text:style-name="P10">├── regime_test_report.json</text:p>
      <text:p text:style-name="P10">├── relatorio_auditoria_json.md</text:p>
      <text:p text:style-name="P10">├── RELATORIO_ENRICHMENT_CROSS_ASSET.md</text:p>
      <text:p text:style-name="P10">├── RELATORIO_FINAL_MACRO_PROVIDER.md</text:p>
      <text:p text:style-name="P10">├── report_generator.py</text:p>
      <text:p text:style-name="P10">├── reproduce_issue.py</text:p>
      <text:p text:style-name="P10">├── requirements-dev.txt</text:p>
      <text:p text:style-name="P10">├── requirements.txt</text:p>
      <text:p text:style-name="P10">├── RESUMO_EXPORT_SINAIS.md</text:p>
      <text:p text:style-name="P10">├── run.log</text:p>
      <text:p text:style-name="P10">├── run_tests_windows.bat</text:p>
      <text:p text:style-name="P10">├── run_tests_with_coverage.sh</text:p>
      <text:p text:style-name="P10">├── setup_test_environment.sh</text:p>
      <text:p text:style-name="P10">├── show_problem_lines.py</text:p>
      <text:p text:style-name="P10">├── technical_indicators.py</text:p>
      <text:p text:style-name="P10">├── teste_cross_asset_final.py</text:p>
      <text:p text:style-name="P10">├── teste_separador.py</text:p>
      <text:p text:style-name="P10">├── test_circuit_breaker_improvements.py</text:p>
      <text:p text:style-name="P10">├── test_circuit_breaker_integration.py</text:p>
      <text:p text:style-name="P10">├── test_config_imports.py</text:p>
      <text:p text:style-name="P10">├── test_connection.py</text:p>
      <text:p text:style-name="P10">├── test_cross_asset.py</text:p>
      <text:p text:style-name="P10">├── test_cross_asset_integration.py</text:p>
      <text:p text:style-name="P10">├── test_enhanced_cross_asset.py</text:p>
      <text:p text:style-name="P10">├── test_enrich_correction.py</text:p>
      <text:p text:style-name="P10">├── test_enrich_event.py</text:p>
      <text:p text:style-name="P10">├── test_enrich_simple.py</text:p>
      <text:p text:style-name="P10">├── test_export_signals.py</text:p>
      <text:p text:style-name="P10">├── test_feature_store.log</text:p>
      <text:p text:style-name="P10">├── test_feature_store.py</text:p>
      <text:p text:style-name="P10">├── test_fixes_simple.py</text:p>
      <text:p text:style-name="P10">├── test_fixes_simple_fixed.py</text:p>
      <text:p text:style-name="P10">├── test_functions.py</text:p>
      <text:p text:style-name="P10">├── test_integrated_macro_provider.py</text:p>
      <text:p text:style-name="P10">├── test_latency_fix_simple.py</text:p>
      <text:p text:style-name="P10">├── test_macro_singleton_fix.py</text:p>
      <text:p text:style-name="P10">├── test_new_payload.py</text:p>
      <text:p text:style-name="P10">├── test_output.txt</text:p>
      <text:p text:style-name="P10">├── test_pipeline_integration.py</text:p>
      <text:p text:style-name="P10">├── test_regime_integration.py</text:p>
      <text:p text:style-name="P10">├── test_simple_correlations.py</text:p>
      <text:p text:style-name="P10">├── test_trade_buffer_optimization.py</text:p>
      <text:p text:style-name="P10">├── test_updated_correlations.py</text:p>
      <text:p text:style-name="P10">├── test_websocket.py</text:p>
      <text:p text:style-name="P10">├── time_manager.py</text:p>
      <text:p text:style-name="P10">├── trade_buffer.py</text:p>
      <text:p text:style-name="P10">├── trade_validator.py</text:p>
      <text:p text:style-name="P10">├── validar_evento.py</text:p>
      <text:p text:style-name="P10">├── validation_check.py</text:p>
      <text:p text:style-name="P10">├── verify_patch.py</text:p>
      <text:p text:style-name="P10">├── websocket_handler.py</text:p>
      <text:p text:style-name="P10">├── </text:p>
      <text:p text:style-name="P10">+---p</text:p>
      <text:p text:style-name="P10">+---.agent</text:p>
      <text:p text:style-name="P10">| <text:s text:c="2"/>+---rules</text:p>
      <text:p text:style-name="P10">| <text:s text:c="10"/>idioma-pt-br.md</text:p>
      <text:p text:style-name="P10">| <text:s text:c="10"/></text:p>
      <text:p text:style-name="P10">+---.github</text:p>
      <text:p text:style-name="P10">| <text:s text:c="2"/>+---workflows</text:p>
      <text:p text:style-name="P10">| <text:s text:c="10"/>deploy_oci.yml</text:p>
      <text:p text:style-name="P10">| <text:s text:c="10"/>tests.yml</text:p>
      <text:p text:style-name="P10">| <text:s text:c="10"/></text:p>
      <text:p text:style-name="P10">+---.mypy_cache</text:p>
      <text:p text:style-name="P10">| <text:s text:c="2"/>| <text:s text:c="2"/>.gitignore</text:p>
      <text:p text:style-name="P10">| <text:s text:c="2"/>| <text:s text:c="2"/>CACHEDIR.TAG</text:p>
      <text:p text:style-name="P10">| <text:s text:c="2"/>| <text:s text:c="2"/>missing_stubs</text:p>
      <text:p text:style-name="P10">| <text:s text:c="2"/>| <text:s text:c="2"/></text:p>
      <text:p text:style-name="P10">| <text:s text:c="2"/>+---3.12</text:p>
      <text:p text:style-name="P10">| <text:s text:c="6"/>| <text:s text:c="2"/>(muitos arquivos .data.json e .meta.json para bibliotecas Python)</text:p>
      <text:p text:style-name="P10">| <text:s text:c="6"/>| <text:s text:c="2"/></text:p>
      <text:p text:style-name="P10">| <text:s text:c="2"/>+---Scripts</text:p>
      <text:p text:style-name="P10">| <text:s text:c="2"/>| <text:s text:c="6"/>activate</text:p>
      <text:p text:style-name="P10">| <text:s text:c="2"/>| <text:s text:c="6"/>activate.bat</text:p>
      <text:p text:style-name="P10">| <text:s text:c="2"/>| <text:s text:c="6"/>Activate.ps1</text:p>
      <text:p text:style-name="P10"><text:soft-page-break/>| <text:s text:c="2"/>| <text:s text:c="6"/>coverage-3.12.exe</text:p>
      <text:p text:style-name="P10">| <text:s text:c="2"/>| <text:s text:c="6"/>coverage.exe</text:p>
      <text:p text:style-name="P10">| <text:s text:c="2"/>| <text:s text:c="6"/>coverage3.exe</text:p>
      <text:p text:style-name="P10">| <text:s text:c="2"/>| <text:s text:c="6"/>dashscope.exe</text:p>
      <text:p text:style-name="P10">| <text:s text:c="2"/>| <text:s text:c="6"/>deactivate.bat</text:p>
      <text:p text:style-name="P10">| <text:s text:c="2"/>| <text:s text:c="6"/>distro.exe</text:p>
      <text:p text:style-name="P10">| <text:s text:c="2"/>| <text:s text:c="6"/>dmypy.exe</text:p>
      <text:p text:style-name="P10">| <text:s text:c="2"/>| <text:s text:c="6"/>dotenv.exe</text:p>
      <text:p text:style-name="P10">| <text:s text:c="2"/>| <text:s text:c="6"/>f2py.exe</text:p>
      <text:p text:style-name="P10">| <text:s text:c="2"/>| <text:s text:c="6"/>fonttools.exe</text:p>
      <text:p text:style-name="P10">| <text:s text:c="2"/>| <text:s text:c="6"/>git-filter-repo.exe</text:p>
      <text:p text:style-name="P10">| <text:s text:c="2"/>| <text:s text:c="6"/>httpx.exe</text:p>
      <text:p text:style-name="P10">| <text:s text:c="2"/>| <text:s text:c="6"/>jsonschema.exe</text:p>
      <text:p text:style-name="P10">| <text:s text:c="2"/>| <text:s text:c="6"/>mypy.exe</text:p>
      <text:p text:style-name="P10">| <text:s text:c="2"/>| <text:s text:c="6"/>mypyc.exe</text:p>
      <text:p text:style-name="P10">| <text:s text:c="2"/>| <text:s text:c="6"/>normalizer.exe</text:p>
      <text:p text:style-name="P10">| <text:s text:c="2"/>| <text:s text:c="6"/>numpy-config.exe</text:p>
      <text:p text:style-name="P10">| <text:s text:c="2"/>| <text:s text:c="6"/>openai.exe</text:p>
      <text:p text:style-name="P10">| <text:s text:c="2"/>| <text:s text:c="6"/>pip.exe</text:p>
      <text:p text:style-name="P10">| <text:s text:c="2"/>| <text:s text:c="6"/>pip3.12.exe</text:p>
      <text:p text:style-name="P10">| <text:s text:c="2"/>| <text:s text:c="6"/>pip3.exe</text:p>
      <text:p text:style-name="P10">| <text:s text:c="2"/>| <text:s text:c="6"/>playwright.exe</text:p>
      <text:p text:style-name="P10">| <text:s text:c="2"/>| <text:s text:c="6"/>plotly_get_chrome.exe</text:p>
      <text:p text:style-name="P10">| <text:s text:c="2"/>| <text:s text:c="6"/>pwiz.py</text:p>
      <text:p text:style-name="P10">| <text:s text:c="2"/>| <text:s text:c="6"/>py.test.exe</text:p>
      <text:p text:style-name="P10">| <text:s text:c="2"/>| <text:s text:c="6"/>pyftmerge.exe</text:p>
      <text:p text:style-name="P10">| <text:s text:c="2"/>| <text:s text:c="6"/>pyftsubset.exe</text:p>
      <text:p text:style-name="P10">| <text:s text:c="2"/>| <text:s text:c="6"/>pygmentize.exe</text:p>
      <text:p text:style-name="P10">| <text:s text:c="2"/>| <text:s text:c="6"/>pytest.exe</text:p>
      <text:p text:style-name="P10">| <text:s text:c="2"/>| <text:s text:c="6"/>python.exe</text:p>
      <text:p text:style-name="P10">| <text:s text:c="2"/>| <text:s text:c="6"/>pythonw.exe</text:p>
      <text:p text:style-name="P10">| <text:s text:c="2"/>| <text:s text:c="6"/>sample.exe</text:p>
      <text:p text:style-name="P10">| <text:s text:c="2"/>| <text:s text:c="6"/>streamlit.cmd</text:p>
      <text:p text:style-name="P10">| <text:s text:c="2"/>| <text:s text:c="6"/>streamlit.exe</text:p>
      <text:p text:style-name="P10">| <text:s text:c="2"/>| <text:s text:c="6"/>stubgen.exe</text:p>
      <text:p text:style-name="P10">| <text:s text:c="2"/>| <text:s text:c="6"/>stubtest.exe</text:p>
      <text:p text:style-name="P10">| <text:s text:c="2"/>| <text:s text:c="6"/>tqdm.exe</text:p>
      <text:p text:style-name="P10">| <text:s text:c="2"/>| <text:s text:c="6"/>ttx.exe</text:p>
      <text:p text:style-name="P10">| <text:s text:c="2"/>| <text:s text:c="6"/>watchmedo.exe</text:p>
      <text:p text:style-name="P10">| <text:s text:c="2"/>| <text:s text:c="6"/>websockets.exe</text:p>
      <text:p text:style-name="P10">| <text:s text:c="2"/>| <text:s text:c="6"/>wheel.exe</text:p>
      <text:p text:style-name="P10">| <text:s text:c="2"/>| <text:s text:c="6"/>wsdump.exe</text:p>
      <text:p text:style-name="P10">| <text:s text:c="2"/>| <text:s text:c="6"/></text:p>
      <text:p text:style-name="P10">| <text:s text:c="2"/>| <text:s text:c="2"/>+---__pycache__</text:p>
      <text:p text:style-name="P10">| <text:s text:c="2"/>+---share</text:p>
      <text:p text:style-name="P10">| <text:s text:c="6"/>+---jupyter</text:p>
      <text:p text:style-name="P10">| <text:s text:c="6"/>| <text:s text:c="2"/>+---labextensions</text:p>
      <text:p text:style-name="P10">| <text:s text:c="6"/>| <text:s text:c="2"/>| <text:s text:c="2"/>+---jupyterlab-plotly</text:p>
      <text:p text:style-name="P10">| <text:s text:c="6"/>| <text:s text:c="2"/>| <text:s text:c="6"/>| <text:s text:c="2"/>install.json</text:p>
      <text:p text:style-name="P10">| <text:s text:c="6"/>| <text:s text:c="2"/>| <text:s text:c="6"/>| <text:s text:c="2"/>package.json</text:p>
      <text:p text:style-name="P10">| <text:s text:c="6"/>| <text:s text:c="2"/>| <text:s text:c="6"/>| <text:s text:c="2"/></text:p>
      <text:p text:style-name="P10">| <text:s text:c="6"/>| <text:s text:c="2"/>| <text:s text:c="6"/>| <text:s text:c="2"/>+---static</text:p>
      <text:p text:style-name="P10">| <text:s text:c="6"/>| <text:s text:c="2"/>| <text:s text:c="14"/>(vários arquivos .js)</text:p>
      <text:p text:style-name="P10">| <text:s text:c="6"/>| <text:s text:c="2"/>| <text:s text:c="14"/></text:p>
      <text:p text:style-name="P10">| <text:s text:c="6"/>| <text:s text:c="2"/>+---nbextensions</text:p>
      <text:p text:style-name="P10">| <text:s text:c="6"/>| <text:s text:c="6"/>+---pydeck</text:p>
      <text:p text:style-name="P10">| <text:s text:c="6"/>| <text:s text:c="14"/>extensionRequires.js</text:p>
      <text:p text:style-name="P10">| <text:s text:c="6"/>| <text:s text:c="14"/>index.js</text:p>
      <text:p text:style-name="P10">| <text:s text:c="6"/>| <text:s text:c="14"/>index.js.map</text:p>
      <text:p text:style-name="P10">| <text:s text:c="6"/>| <text:s text:c="14"/></text:p>
      <text:p text:style-name="P10">| <text:s text:c="6"/>+---man</text:p>
      <text:p text:style-name="P10">| <text:s text:c="10"/>+---man1</text:p>
      <text:p text:style-name="P10">| <text:s text:c="18"/>ttx.1</text:p>
      <text:p text:style-name="P10">| <text:s text:c="18"/></text:p>
      <text:p text:style-name="P10">+---.vscode</text:p>
      <text:p text:style-name="P10">| <text:s text:c="6"/>settings.json</text:p>
      <text:p text:style-name="P10">| <text:s text:c="6"/></text:p>
      <text:p text:style-name="P10">+---ai_runner</text:p>
      <text:p text:style-name="P10">| <text:s text:c="2"/>| <text:s text:c="2"/>ai_runner.py</text:p>
      <text:p text:style-name="P10">| <text:s text:c="2"/>| <text:s text:c="2"/>exceptions.py</text:p>
      <text:p text:style-name="P10">| <text:s text:c="2"/>| <text:s text:c="2"/>__init__.py</text:p>
      <text:p text:style-name="P10">| <text:s text:c="2"/>| <text:s text:c="2"/></text:p>
      <text:p text:style-name="P10">| <text:s text:c="2"/>+---__pycache__</text:p>
      <text:p text:style-name="P10">| <text:s text:c="10"/>ai_runner.cpython-312.pyc</text:p>
      <text:p text:style-name="P10">| <text:s text:c="10"/>exceptions.cpython-312.pyc</text:p>
      <text:p text:style-name="P10">| <text:s text:c="10"/>__init__.cpython-312.pyc</text:p>
      <text:p text:style-name="P10">| <text:s text:c="10"/></text:p>
      <text:p text:style-name="P10">+---arquivos para diagnostico</text:p>
      <text:p text:style-name="P10">| <text:s text:c="2"/>+---diagnostico de janelas geradas</text:p>
      <text:p text:style-name="P10">| <text:s text:c="10"/>diagnostico_avancado.py</text:p>
      <text:p text:style-name="P10">| <text:s text:c="10"/>diagnostico_duplicatas.py</text:p>
      <text:p text:style-name="P10">| <text:s text:c="10"/>diagnostico_janelas.py</text:p>
      <text:p text:style-name="P10">| <text:s text:c="10"/>fix_duplicatas_completo.py</text:p>
      <text:p text:style-name="P10">| <text:s text:c="10"/></text:p>
      <text:p text:style-name="P10">+---cache</text:p>
      <text:p text:style-name="P10">+---config</text:p>
      <text:p text:style-name="P10">| <text:s text:c="6"/>model_config.yaml</text:p>
      <text:p text:style-name="P10">| <text:s text:c="6"/></text:p>
      <text:p text:style-name="P10">+---coverage_html</text:p>
      <text:p text:style-name="P10">| <text:s text:c="6"/>(muitos arquivos .html para relatórios de cobertura)</text:p>
      <text:p text:style-name="P10"><text:soft-page-break/>| <text:s text:c="6"/></text:p>
      <text:p text:style-name="P10">+---dados</text:p>
      <text:p text:style-name="P10">| <text:s text:c="6"/>eventos-fluxo.json</text:p>
      <text:p text:style-name="P10">| <text:s text:c="6"/>eventos_fluxo.jsonl</text:p>
      <text:p text:style-name="P10">| <text:s text:c="6"/>eventos_visuais.log</text:p>
      <text:p text:style-name="P10">| <text:s text:c="6"/>trading_bot.db</text:p>
      <text:p text:style-name="P10">| <text:s text:c="6"/></text:p>
      <text:p text:style-name="P10">+---database</text:p>
      <text:p text:style-name="P10">| <text:s text:c="2"/>| <text:s text:c="2"/>event_store.py</text:p>
      <text:p text:style-name="P10">| <text:s text:c="2"/>| <text:s text:c="2"/>__init__.py</text:p>
      <text:p text:style-name="P10">| <text:s text:c="2"/>| <text:s text:c="2"/></text:p>
      <text:p text:style-name="P10">| <text:s text:c="2"/>+---__pycache__</text:p>
      <text:p text:style-name="P10">| <text:s text:c="10"/>event_store.cpython-312.pyc</text:p>
      <text:p text:style-name="P10">| <text:s text:c="10"/>__init__.cpython-312.pyc</text:p>
      <text:p text:style-name="P10">| <text:s text:c="10"/></text:p>
      <text:p text:style-name="P10">+---data_pipeline</text:p>
      <text:p text:style-name="P10">| <text:s text:c="2"/>| <text:s text:c="2"/>config.py</text:p>
      <text:p text:style-name="P10">| <text:s text:c="2"/>| <text:s text:c="2"/>logging_utils.py</text:p>
      <text:p text:style-name="P10">| <text:s text:c="2"/>| <text:s text:c="2"/>pipeline.py</text:p>
      <text:p text:style-name="P10">| <text:s text:c="2"/>| <text:s text:c="2"/>__init__.py</text:p>
      <text:p text:style-name="P10">| <text:s text:c="2"/>| <text:s text:c="2"/></text:p>
      <text:p text:style-name="P10">| <text:s text:c="2"/>+---cache</text:p>
      <text:p text:style-name="P10">| <text:s text:c="2"/>| <text:s text:c="2"/>| <text:s text:c="2"/>buffer.py</text:p>
      <text:p text:style-name="P10">| <text:s text:c="2"/>| <text:s text:c="2"/>| <text:s text:c="2"/>lru_cache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buffer.cpython-312.pyc</text:p>
      <text:p text:style-name="P10">| <text:s text:c="2"/>| <text:s text:c="10"/>lru_cache.cpython-312.pyc</text:p>
      <text:p text:style-name="P10">| <text:s text:c="2"/>| <text:s text:c="10"/>__init__.cpython-312.pyc</text:p>
      <text:p text:style-name="P10">| <text:s text:c="2"/>| <text:s text:c="10"/></text:p>
      <text:p text:style-name="P10">| <text:s text:c="2"/>+---fallback</text:p>
      <text:p text:style-name="P10">| <text:s text:c="2"/>| <text:s text:c="2"/>| <text:s text:c="2"/>registry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registry.cpython-312.pyc</text:p>
      <text:p text:style-name="P10">| <text:s text:c="2"/>| <text:s text:c="10"/>__init__.cpython-312.pyc</text:p>
      <text:p text:style-name="P10">| <text:s text:c="2"/>| <text:s text:c="10"/></text:p>
      <text:p text:style-name="P10">| <text:s text:c="2"/>+---metrics</text:p>
      <text:p text:style-name="P10">| <text:s text:c="2"/>| <text:s text:c="2"/>| <text:s text:c="2"/>data_quality_metrics.py</text:p>
      <text:p text:style-name="P10">| <text:s text:c="2"/>| <text:s text:c="2"/>| <text:s text:c="2"/>processor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data_quality_metrics.cpython-312.pyc</text:p>
      <text:p text:style-name="P10">| <text:s text:c="2"/>| <text:s text:c="10"/>processor.cpython-312.pyc</text:p>
      <text:p text:style-name="P10">| <text:s text:c="2"/>| <text:s text:c="10"/>__init__.cpython-312.pyc</text:p>
      <text:p text:style-name="P10">| <text:s text:c="2"/>| <text:s text:c="10"/></text:p>
      <text:p text:style-name="P10">| <text:s text:c="2"/>+---validation</text:p>
      <text:p text:style-name="P10">| <text:s text:c="2"/>| <text:s text:c="2"/>| <text:s text:c="2"/>adaptive.py</text:p>
      <text:p text:style-name="P10">| <text:s text:c="2"/>| <text:s text:c="2"/>| <text:s text:c="2"/>validator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adaptive.cpython-312.pyc</text:p>
      <text:p text:style-name="P10">| <text:s text:c="2"/>| <text:s text:c="10"/>validator.cpython-312.pyc</text:p>
      <text:p text:style-name="P10">| <text:s text:c="2"/>| <text:s text:c="10"/>__init__.cpython-312.pyc</text:p>
      <text:p text:style-name="P10">| <text:s text:c="2"/>| <text:s text:c="10"/></text:p>
      <text:p text:style-name="P10">| <text:s text:c="2"/>+---__pycache__</text:p>
      <text:p text:style-name="P10">| <text:s text:c="10"/>config.cpython-312.pyc</text:p>
      <text:p text:style-name="P10">| <text:s text:c="10"/>logging_utils.cpython-312.pyc</text:p>
      <text:p text:style-name="P10">| <text:s text:c="10"/>pipeline.cpython-312.pyc</text:p>
      <text:p text:style-name="P10">| <text:s text:c="10"/>__init__.cpython-312.pyc</text:p>
      <text:p text:style-name="P10">| <text:s text:c="10"/></text:p>
      <text:p text:style-name="P10">+---diagnostics</text:p>
      <text:p text:style-name="P10">| <text:s text:c="2"/>| <text:s text:c="2"/>analyze_ai_results.py</text:p>
      <text:p text:style-name="P10">| <text:s text:c="2"/>| <text:s text:c="2"/>evaluate_ai_performance.py</text:p>
      <text:p text:style-name="P10">| <text:s text:c="2"/>| <text:s text:c="2"/>final_validation.py</text:p>
      <text:p text:style-name="P10">| <text:s text:c="2"/>| <text:s text:c="2"/>performance_metrics.py</text:p>
      <text:p text:style-name="P10">| <text:s text:c="2"/>| <text:s text:c="2"/>replay_validator.py</text:p>
      <text:p text:style-name="P10">| <text:s text:c="2"/>| <text:s text:c="2"/>verify_ml_integration.py</text:p>
      <text:p text:style-name="P10">| <text:s text:c="2"/>| <text:s text:c="2"/></text:p>
      <text:p text:style-name="P10">| <text:s text:c="2"/>+---diagnostics</text:p>
      <text:p text:style-name="P10">| <text:s text:c="2"/>+---__pycache__</text:p>
      <text:p text:style-name="P10">| <text:s text:c="10"/>analyze_ai_results.cpython-312.pyc</text:p>
      <text:p text:style-name="P10">| <text:s text:c="10"/>evaluate_ai_performance.cpython-312.pyc</text:p>
      <text:p text:style-name="P10">| <text:s text:c="10"/>final_validation.cpython-312.pyc</text:p>
      <text:p text:style-name="P10">| <text:s text:c="10"/>performance_metrics.cpython-312.pyc</text:p>
      <text:p text:style-name="P10">| <text:s text:c="10"/>replay_validator.cpython-312.pyc</text:p>
      <text:p text:style-name="P10">| <text:s text:c="10"/>verify_ml_integration.cpython-312.pyc</text:p>
      <text:p text:style-name="P10">| <text:s text:c="10"/></text:p>
      <text:p text:style-name="P10">+---docs</text:p>
      <text:p text:style-name="P10">| <text:s text:c="6"/>architecture.md</text:p>
      <text:p text:style-name="P10">| <text:s text:c="6"/>RUNBOOK.md</text:p>
      <text:p text:style-name="P10">| <text:s text:c="6"/>troubleshooting.md</text:p>
      <text:p text:style-name="P10">| <text:s text:c="6"/></text:p>
      <text:p text:style-name="P10">+---exports_jsonl</text:p>
      <text:p text:style-name="P10">+---fallback_events</text:p>
      <text:p text:style-name="P10">+---features</text:p>
      <text:p text:style-name="P10"><text:soft-page-break/>| <text:s text:c="2"/>+---date=2025-12-08</text:p>
      <text:p text:style-name="P10">| <text:s text:c="2"/>| <text:s text:c="6"/>(vários arquivos .parquet)</text:p>
      <text:p text:style-name="P10">| <text:s text:c="2"/>| <text:s text:c="6"/></text:p>
      <text:p text:style-name="P10">| <text:s text:c="2"/>+---date=2025-12-09</text:p>
      <text:p text:style-name="P10">| <text:s text:c="2"/>| <text:s text:c="6"/>(arquivo .parquet)</text:p>
      <text:p text:style-name="P10">| <text:s text:c="2"/>| <text:s text:c="6"/></text:p>
      <text:p text:style-name="P10">| <text:s text:c="2"/>+---date=2025-12-11</text:p>
      <text:p text:style-name="P10">| <text:s text:c="2"/>| <text:s text:c="6"/>(vários arquivos .parquet)</text:p>
      <text:p text:style-name="P10">| <text:s text:c="2"/>| <text:s text:c="6"/></text:p>
      <text:p text:style-name="P10">| <text:s text:c="2"/>+---date=2025-12-14</text:p>
      <text:p text:style-name="P10">| <text:s text:c="2"/>+---date=2025-12-17</text:p>
      <text:p text:style-name="P10">| <text:s text:c="2"/>| <text:s text:c="6"/>(arquivo .parquet)</text:p>
      <text:p text:style-name="P10">| <text:s text:c="2"/>| <text:s text:c="6"/></text:p>
      <text:p text:style-name="P10">| <text:s text:c="2"/>+---date=2025-12-18</text:p>
      <text:p text:style-name="P10">| <text:s text:c="2"/>| <text:s text:c="6"/>(vários arquivos .parquet)</text:p>
      <text:p text:style-name="P10">| <text:s text:c="2"/>| <text:s text:c="6"/></text:p>
      <text:p text:style-name="P10">| <text:s text:c="2"/>+---date=2025-12-20</text:p>
      <text:p text:style-name="P10">| <text:s text:c="2"/>| <text:s text:c="6"/>(vários arquivos .parquet)</text:p>
      <text:p text:style-name="P10">| <text:s text:c="2"/>| <text:s text:c="6"/></text:p>
      <text:p text:style-name="P10">| <text:s text:c="2"/>+---date=2025-12-21</text:p>
      <text:p text:style-name="P10">| <text:s text:c="2"/>| <text:s text:c="6"/>(vários arquivos .parquet)</text:p>
      <text:p text:style-name="P10">| <text:s text:c="2"/>| <text:s text:c="6"/></text:p>
      <text:p text:style-name="P10">| <text:s text:c="2"/>+---date=2026-01-01</text:p>
      <text:p text:style-name="P10">| <text:s text:c="2"/>| <text:s text:c="6"/>(vários arquivos .parquet)</text:p>
      <text:p text:style-name="P10">| <text:s text:c="2"/>| <text:s text:c="6"/></text:p>
      <text:p text:style-name="P10">| <text:s text:c="2"/>+---date=2026-01-02</text:p>
      <text:p text:style-name="P10">| <text:s text:c="2"/>| <text:s text:c="6"/>(vários arquivos .parquet)</text:p>
      <text:p text:style-name="P10">| <text:s text:c="2"/>| <text:s text:c="6"/></text:p>
      <text:p text:style-name="P10">| <text:s text:c="2"/>+---date=2026-01-03</text:p>
      <text:p text:style-name="P10">| <text:s text:c="2"/>| <text:s text:c="6"/>(vários arquivos .parquet)</text:p>
      <text:p text:style-name="P10">| <text:s text:c="2"/>| <text:s text:c="6"/></text:p>
      <text:p text:style-name="P10">| <text:s text:c="2"/>+---date=2026-01-04</text:p>
      <text:p text:style-name="P10">| <text:s text:c="2"/>| <text:s text:c="6"/>(vários arquivos .parquet)</text:p>
      <text:p text:style-name="P10">| <text:s text:c="2"/>| <text:s text:c="6"/></text:p>
      <text:p text:style-name="P10">| <text:s text:c="2"/>+---date=2026-01-05</text:p>
      <text:p text:style-name="P10">| <text:s text:c="2"/>| <text:s text:c="6"/>(vários arquivos .parquet)</text:p>
      <text:p text:style-name="P10">| <text:s text:c="2"/>| <text:s text:c="6"/></text:p>
      <text:p text:style-name="P10">| <text:s text:c="2"/>+---date=2026-01-06</text:p>
      <text:p text:style-name="P10">| <text:s text:c="2"/>| <text:s text:c="6"/>(vários arquivos .parquet)</text:p>
      <text:p text:style-name="P10">| <text:s text:c="2"/>| <text:s text:c="6"/></text:p>
      <text:p text:style-name="P10">| <text:s text:c="2"/>+---date=2026-01-13</text:p>
      <text:p text:style-name="P10">| <text:s text:c="2"/>| <text:s text:c="6"/>(arquivo .parquet)</text:p>
      <text:p text:style-name="P10">| <text:s text:c="2"/>| <text:s text:c="6"/></text:p>
      <text:p text:style-name="P10">| <text:s text:c="2"/>+---date=2026-01-19</text:p>
      <text:p text:style-name="P10">| <text:s text:c="10"/>(arquivo .parquet)</text:p>
      <text:p text:style-name="P10">| <text:s text:c="10"/></text:p>
      <text:p text:style-name="P10">+---flow_analyzer</text:p>
      <text:p text:style-name="P10">| <text:s text:c="2"/>| <text:s text:c="2"/>absorption.py</text:p>
      <text:p text:style-name="P10">| <text:s text:c="2"/>| <text:s text:c="2"/>aggregates.py</text:p>
      <text:p text:style-name="P10">| <text:s text:c="2"/>| <text:s text:c="2"/>constants.py</text:p>
      <text:p text:style-name="P10">| <text:s text:c="2"/>| <text:s text:c="2"/>core.py</text:p>
      <text:p text:style-name="P10">| <text:s text:c="2"/>| <text:s text:c="2"/>errors.py</text:p>
      <text:p text:style-name="P10">| <text:s text:c="2"/>| <text:s text:c="2"/>logging_config.py</text:p>
      <text:p text:style-name="P10">| <text:s text:c="2"/>| <text:s text:c="2"/>metrics.py</text:p>
      <text:p text:style-name="P10">| <text:s text:c="2"/>| <text:s text:c="2"/>profiling.py</text:p>
      <text:p text:style-name="P10">| <text:s text:c="2"/>| <text:s text:c="2"/>prometheus_metrics.py</text:p>
      <text:p text:style-name="P10">| <text:s text:c="2"/>| <text:s text:c="2"/>protocols.py</text:p>
      <text:p text:style-name="P10">| <text:s text:c="2"/>| <text:s text:c="2"/>serialization.py</text:p>
      <text:p text:style-name="P10">| <text:s text:c="2"/>| <text:s text:c="2"/>utils.py</text:p>
      <text:p text:style-name="P10">| <text:s text:c="2"/>| <text:s text:c="2"/>validation.py</text:p>
      <text:p text:style-name="P10">| <text:s text:c="2"/>| <text:s text:c="2"/>__init__.py</text:p>
      <text:p text:style-name="P10">| <text:s text:c="2"/>| <text:s text:c="2"/></text:p>
      <text:p text:style-name="P10">| <text:s text:c="2"/>+---__pycache__</text:p>
      <text:p text:style-name="P10">| <text:s text:c="10"/>(arquivos .pyc correspondentes)</text:p>
      <text:p text:style-name="P10">| <text:s text:c="10"/></text:p>
      <text:p text:style-name="P10">+---infrastructure</text:p>
      <text:p text:style-name="P10">| <text:s text:c="2"/>| <text:s text:c="2"/>market-bot.service</text:p>
      <text:p text:style-name="P10">| <text:s text:c="2"/>| <text:s text:c="2"/>__init__.py</text:p>
      <text:p text:style-name="P10">| <text:s text:c="2"/>| <text:s text:c="2"/></text:p>
      <text:p text:style-name="P10">| <text:s text:c="2"/>+---oci</text:p>
      <text:p text:style-name="P10">| <text:s text:c="2"/>| <text:s text:c="2"/>| <text:s text:c="2"/>monitoring.py</text:p>
      <text:p text:style-name="P10">| <text:s text:c="2"/>| <text:s text:c="2"/>| <text:s text:c="2"/>security_config.md</text:p>
      <text:p text:style-name="P10">| <text:s text:c="2"/>| <text:s text:c="2"/>| <text:s text:c="2"/>vault_helper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(arquivos .pyc)</text:p>
      <text:p text:style-name="P10">| <text:s text:c="2"/>| <text:s text:c="10"/></text:p>
      <text:p text:style-name="P10">| <text:s text:c="2"/>+---terraform</text:p>
      <text:p text:style-name="P10">| <text:s text:c="2"/>| <text:s text:c="6"/>main.tf</text:p>
      <text:p text:style-name="P10">| <text:s text:c="2"/>| <text:s text:c="6"/></text:p>
      <text:p text:style-name="P10">| <text:s text:c="2"/>+---__pycache__</text:p>
      <text:p text:style-name="P10">| <text:s text:c="10"/>__init__.cpython-312.pyc</text:p>
      <text:p text:style-name="P10">| <text:s text:c="10"/></text:p>
      <text:p text:style-name="P10">+---legacy</text:p>
      <text:p text:style-name="P10">| <text:s text:c="2"/>| <text:s text:c="2"/>data_pipeline_legacy..py</text:p>
      <text:p text:style-name="P10">| <text:s text:c="2"/>| <text:s text:c="2"/>market_analyzer_2_3_0.py</text:p>
      <text:p text:style-name="P10">| <text:s text:c="2"/>| <text:s text:c="2"/>support_resistance_legacy.py</text:p>
      <text:p text:style-name="P10">| <text:s text:c="2"/>| <text:s text:c="2"/></text:p>
      <text:p text:style-name="P10">| <text:s text:c="2"/>+---__pycache__</text:p>
      <text:p text:style-name="P10"><text:soft-page-break/>| <text:s text:c="10"/>(arquivos .pyc)</text:p>
      <text:p text:style-name="P10">| <text:s text:c="10"/></text:p>
      <text:p text:style-name="P10">+---logs</text:p>
      <text:p text:style-name="P10">+---market_orchestrator</text:p>
      <text:p text:style-name="P10">| <text:s text:c="2"/>| <text:s text:c="2"/>market_orchestrator.py</text:p>
      <text:p text:style-name="P10">| <text:s text:c="2"/>| <text:s text:c="2"/>orchestrator.py</text:p>
      <text:p text:style-name="P10">| <text:s text:c="2"/>| <text:s text:c="2"/>__init__.py</text:p>
      <text:p text:style-name="P10">| <text:s text:c="2"/>| <text:s text:c="2"/></text:p>
      <text:p text:style-name="P10">| <text:s text:c="2"/>+---ai</text:p>
      <text:p text:style-name="P10">| <text:s text:c="2"/>| <text:s text:c="2"/>| <text:s text:c="2"/>ai_enrichment_context.py</text:p>
      <text:p text:style-name="P10">| <text:s text:c="2"/>| <text:s text:c="2"/>| <text:s text:c="2"/>ai_payload_builder.py</text:p>
      <text:p text:style-name="P10">| <text:s text:c="2"/>| <text:s text:c="2"/>| <text:s text:c="2"/>ai_runner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(arquivos .pyc)</text:p>
      <text:p text:style-name="P10">| <text:s text:c="2"/>| <text:s text:c="10"/></text:p>
      <text:p text:style-name="P10">| <text:s text:c="2"/>+---connection</text:p>
      <text:p text:style-name="P10">| <text:s text:c="2"/>| <text:s text:c="2"/>| <text:s text:c="2"/>robust_connection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robust_connection.cpython-312.pyc</text:p>
      <text:p text:style-name="P10">| <text:s text:c="2"/>| <text:s text:c="10"/>__init__.cpython-312.pyc</text:p>
      <text:p text:style-name="P10">| <text:s text:c="2"/>| <text:s text:c="10"/></text:p>
      <text:p text:style-name="P10">| <text:s text:c="2"/>+---flow</text:p>
      <text:p text:style-name="P10">| <text:s text:c="2"/>| <text:s text:c="2"/>| <text:s text:c="2"/>risk_manager.py</text:p>
      <text:p text:style-name="P10">| <text:s text:c="2"/>| <text:s text:c="2"/>| <text:s text:c="2"/>signal_processor.py</text:p>
      <text:p text:style-name="P10">| <text:s text:c="2"/>| <text:s text:c="2"/>| <text:s text:c="2"/>trade_executor.py</text:p>
      <text:p text:style-name="P10">| <text:s text:c="2"/>| <text:s text:c="2"/>| <text:s text:c="2"/>trade_flow_analyzer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(arquivos .pyc)</text:p>
      <text:p text:style-name="P10">| <text:s text:c="2"/>| <text:s text:c="10"/></text:p>
      <text:p text:style-name="P10">| <text:s text:c="2"/>+---orderbook</text:p>
      <text:p text:style-name="P10">| <text:s text:c="2"/>| <text:s text:c="2"/>| <text:s text:c="2"/>orderbook_wrapper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orderbook_wrapper.cpython-312.pyc</text:p>
      <text:p text:style-name="P10">| <text:s text:c="2"/>| <text:s text:c="10"/>__init__.cpython-312.pyc</text:p>
      <text:p text:style-name="P10">| <text:s text:c="2"/>| <text:s text:c="10"/></text:p>
      <text:p text:style-name="P10">| <text:s text:c="2"/>+---signals</text:p>
      <text:p text:style-name="P10">| <text:s text:c="2"/>| <text:s text:c="2"/>| <text:s text:c="2"/>signal_processor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signal_processor.cpython-312.pyc</text:p>
      <text:p text:style-name="P10">| <text:s text:c="2"/>| <text:s text:c="10"/>__init__.cpython-312.pyc</text:p>
      <text:p text:style-name="P10">| <text:s text:c="2"/>| <text:s text:c="10"/></text:p>
      <text:p text:style-name="P10">| <text:s text:c="2"/>+---utils</text:p>
      <text:p text:style-name="P10">| <text:s text:c="2"/>| <text:s text:c="2"/>| <text:s text:c="2"/>logging_utils.py</text:p>
      <text:p text:style-name="P10">| <text:s text:c="2"/>| <text:s text:c="2"/>| <text:s text:c="2"/>price_fetcher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logging_utils.cpython-312.pyc</text:p>
      <text:p text:style-name="P10">| <text:s text:c="2"/>| <text:s text:c="10"/>price_fetcher.cpython-312.pyc</text:p>
      <text:p text:style-name="P10">| <text:s text:c="2"/>| <text:s text:c="10"/>__init__.cpython-312.pyc</text:p>
      <text:p text:style-name="P10">| <text:s text:c="2"/>| <text:s text:c="10"/></text:p>
      <text:p text:style-name="P10">| <text:s text:c="2"/>+---windows</text:p>
      <text:p text:style-name="P10">| <text:s text:c="2"/>| <text:s text:c="2"/>| <text:s text:c="2"/>window_processor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window_processor.cpython-312.pyc</text:p>
      <text:p text:style-name="P10">| <text:s text:c="2"/>| <text:s text:c="10"/>__init__.cpython-312.pyc</text:p>
      <text:p text:style-name="P10">| <text:s text:c="2"/>| <text:s text:c="10"/></text:p>
      <text:p text:style-name="P10">| <text:s text:c="2"/>+---__pycache__</text:p>
      <text:p text:style-name="P10">| <text:s text:c="10"/>(arquivos .pyc)</text:p>
      <text:p text:style-name="P10">| <text:s text:c="10"/></text:p>
      <text:p text:style-name="P10">+---memory</text:p>
      <text:p text:style-name="P10">| <text:s text:c="6"/>levels_BTCUSDT.json</text:p>
      <text:p text:style-name="P10">| <text:s text:c="6"/></text:p>
      <text:p text:style-name="P10">+---ml</text:p>
      <text:p text:style-name="P10">| <text:s text:c="2"/>| <text:s text:c="2"/>generate_dataset.py</text:p>
      <text:p text:style-name="P10">| <text:s text:c="2"/>| <text:s text:c="2"/>hybrid_decision.py</text:p>
      <text:p text:style-name="P10">| <text:s text:c="2"/>| <text:s text:c="2"/>inference_engine.py</text:p>
      <text:p text:style-name="P10">| <text:s text:c="2"/>| <text:s text:c="2"/>model_inference.py</text:p>
      <text:p text:style-name="P10">| <text:s text:c="2"/>| <text:s text:c="2"/>training.log</text:p>
      <text:p text:style-name="P10">| <text:s text:c="2"/>| <text:s text:c="2"/>train_model.py</text:p>
      <text:p text:style-name="P10">| <text:s text:c="2"/>| <text:s text:c="2"/></text:p>
      <text:p text:style-name="P10">| <text:s text:c="2"/>+---datasets</text:p>
      <text:p text:style-name="P10">| <text:s text:c="2"/>| <text:s text:c="6"/>training_dataset.parquet</text:p>
      <text:p text:style-name="P10">| <text:s text:c="2"/>| <text:s text:c="6"/></text:p>
      <text:p text:style-name="P10">| <text:s text:c="2"/>+---models</text:p>
      <text:p text:style-name="P10">| <text:s text:c="2"/>| <text:s text:c="6"/>(vários arquivos de modelo, logs de erro, metadados)</text:p>
      <text:p text:style-name="P10">| <text:s text:c="2"/>| <text:s text:c="6"/></text:p>
      <text:p text:style-name="P10">| <text:s text:c="2"/>+---__pycache__</text:p>
      <text:p text:style-name="P10"><text:soft-page-break/>| <text:s text:c="10"/>(arquivos .pyc)</text:p>
      <text:p text:style-name="P10">| <text:s text:c="10"/></text:p>
      <text:p text:style-name="P10">+---MQL5</text:p>
      <text:p text:style-name="P10">| <text:s text:c="2"/>+---Indicators</text:p>
      <text:p text:style-name="P10">| <text:s text:c="10"/>ChartSignalsFromCSV.mq5</text:p>
      <text:p text:style-name="P10">| <text:s text:c="10"/></text:p>
      <text:p text:style-name="P10">+---orderbook_analyzer</text:p>
      <text:p text:style-name="P10">| <text:s text:c="2"/>| <text:s text:c="2"/>analyzer.py</text:p>
      <text:p text:style-name="P10">| <text:s text:c="2"/>| <text:s text:c="2"/>__init__.py</text:p>
      <text:p text:style-name="P10">| <text:s text:c="2"/>| <text:s text:c="2"/></text:p>
      <text:p text:style-name="P10">| <text:s text:c="2"/>+---config</text:p>
      <text:p text:style-name="P10">| <text:s text:c="2"/>| <text:s text:c="2"/>| <text:s text:c="2"/>settings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settings.cpython-312.pyc</text:p>
      <text:p text:style-name="P10">| <text:s text:c="2"/>| <text:s text:c="10"/>__init__.cpython-312.pyc</text:p>
      <text:p text:style-name="P10">| <text:s text:c="2"/>| <text:s text:c="10"/></text:p>
      <text:p text:style-name="P10">| <text:s text:c="2"/>+---__pycache__</text:p>
      <text:p text:style-name="P10">| <text:s text:c="10"/>analyzer.cpython-312.pyc</text:p>
      <text:p text:style-name="P10">| <text:s text:c="10"/>__init__.cpython-312.pyc</text:p>
      <text:p text:style-name="P10">| <text:s text:c="10"/></text:p>
      <text:p text:style-name="P10">+---orderbook_core</text:p>
      <text:p text:style-name="P10">| <text:s text:c="2"/>| <text:s text:c="2"/>circuit_breaker.py</text:p>
      <text:p text:style-name="P10">| <text:s text:c="2"/>| <text:s text:c="2"/>constants.py</text:p>
      <text:p text:style-name="P10">| <text:s text:c="2"/>| <text:s text:c="2"/>event_factory.py</text:p>
      <text:p text:style-name="P10">| <text:s text:c="2"/>| <text:s text:c="2"/>exceptions.py</text:p>
      <text:p text:style-name="P10">| <text:s text:c="2"/>| <text:s text:c="2"/>metrics.py</text:p>
      <text:p text:style-name="P10">| <text:s text:c="2"/>| <text:s text:c="2"/>orderbook.py</text:p>
      <text:p text:style-name="P10">| <text:s text:c="2"/>| <text:s text:c="2"/>orderbook_config.py</text:p>
      <text:p text:style-name="P10">| <text:s text:c="2"/>| <text:s text:c="2"/>protocols.py</text:p>
      <text:p text:style-name="P10">| <text:s text:c="2"/>| <text:s text:c="2"/>structured_logging.py</text:p>
      <text:p text:style-name="P10">| <text:s text:c="2"/>| <text:s text:c="2"/>tracing_utils.py</text:p>
      <text:p text:style-name="P10">| <text:s text:c="2"/>| <text:s text:c="2"/>__init__.py</text:p>
      <text:p text:style-name="P10">| <text:s text:c="2"/>| <text:s text:c="2"/></text:p>
      <text:p text:style-name="P10">| <text:s text:c="2"/>+---__pycache__</text:p>
      <text:p text:style-name="P10">| <text:s text:c="10"/>(arquivos .pyc)</text:p>
      <text:p text:style-name="P10">| <text:s text:c="10"/></text:p>
      <text:p text:style-name="P10">+---playwright_user_data</text:p>
      <text:p text:style-name="P10">+---Regras</text:p>
      <text:p text:style-name="P10">| <text:s text:c="2"/>| <text:s text:c="2"/>COMPRIMIR DADOS.API.odt</text:p>
      <text:p text:style-name="P10">| <text:s text:c="2"/>| <text:s text:c="2"/>regras para o codigo.odt</text:p>
      <text:p text:style-name="P10">| <text:s text:c="2"/>| <text:s text:c="2"/></text:p>
      <text:p text:style-name="P10">| <text:s text:c="2"/>+---Rastreando robos</text:p>
      <text:p text:style-name="P10">| <text:s text:c="10"/>ESTRUTURANDO ARQUIVO JSON.odt</text:p>
      <text:p text:style-name="P10">| <text:s text:c="10"/>ROBOS X INTEGIGENCIA IA.odt</text:p>
      <text:p text:style-name="P10">| <text:s text:c="10"/></text:p>
      <text:p text:style-name="P10">+---reports</text:p>
      <text:p text:style-name="P10">+---risk_management</text:p>
      <text:p text:style-name="P10">| <text:s text:c="2"/>| <text:s text:c="2"/>exceptions.py</text:p>
      <text:p text:style-name="P10">| <text:s text:c="2"/>| <text:s text:c="2"/>risk_manager.py</text:p>
      <text:p text:style-name="P10">| <text:s text:c="2"/>| <text:s text:c="2"/>__init__.py</text:p>
      <text:p text:style-name="P10">| <text:s text:c="2"/>| <text:s text:c="2"/></text:p>
      <text:p text:style-name="P10">| <text:s text:c="2"/>+---__pycache__</text:p>
      <text:p text:style-name="P10">| <text:s text:c="10"/>exceptions.cpython-312.pyc</text:p>
      <text:p text:style-name="P10">| <text:s text:c="10"/>risk_manager.cpython-312.pyc</text:p>
      <text:p text:style-name="P10">| <text:s text:c="10"/>__init__.cpython-312.pyc</text:p>
      <text:p text:style-name="P10">| <text:s text:c="10"/></text:p>
      <text:p text:style-name="P10">+---scripts</text:p>
      <text:p text:style-name="P10">| <text:s text:c="2"/>| <text:s text:c="2"/>backup_to_oci.py</text:p>
      <text:p text:style-name="P10">| <text:s text:c="2"/>| <text:s text:c="2"/>disaster_recovery.sh</text:p>
      <text:p text:style-name="P10">| <text:s text:c="2"/>| <text:s text:c="2"/>remote_health_check.sh</text:p>
      <text:p text:style-name="P10">| <text:s text:c="2"/>| <text:s text:c="2"/>test_fixes.py</text:p>
      <text:p text:style-name="P10">| <text:s text:c="2"/>| <text:s text:c="2"/>test_fixes_final.py</text:p>
      <text:p text:style-name="P10">| <text:s text:c="2"/>| <text:s text:c="2"/>test_fixes_simple.py</text:p>
      <text:p text:style-name="P10">| <text:s text:c="2"/>| <text:s text:c="2"/>validate_regime_system.py</text:p>
      <text:p text:style-name="P10">| <text:s text:c="2"/>| <text:s text:c="2"/></text:p>
      <text:p text:style-name="P10">| <text:s text:c="2"/>+---__pycache__</text:p>
      <text:p text:style-name="P10">| <text:s text:c="10"/>backup_to_oci.cpython-312.pyc</text:p>
      <text:p text:style-name="P10">| <text:s text:c="10"/></text:p>
      <text:p text:style-name="P10">+---src</text:p>
      <text:p text:style-name="P10">| <text:s text:c="2"/>+---analysis</text:p>
      <text:p text:style-name="P10">| <text:s text:c="2"/>| <text:s text:c="2"/>| <text:s text:c="2"/>ai_payload_integrator.py</text:p>
      <text:p text:style-name="P10">| <text:s text:c="2"/>| <text:s text:c="2"/>| <text:s text:c="2"/>integrate_regime_detector.py</text:p>
      <text:p text:style-name="P10">| <text:s text:c="2"/>| <text:s text:c="2"/>| <text:s text:c="2"/>regime_detector.py</text:p>
      <text:p text:style-name="P10">| <text:s text:c="2"/>| <text:s text:c="2"/>| <text:s text:c="2"/>regime_integration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regime_detector.cpython-312.pyc</text:p>
      <text:p text:style-name="P10">| <text:s text:c="2"/>| <text:s text:c="10"/></text:p>
      <text:p text:style-name="P10">| <text:s text:c="2"/>+---bridges</text:p>
      <text:p text:style-name="P10">| <text:s text:c="2"/>| <text:s text:c="2"/>| <text:s text:c="2"/>async_bridge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async_bridge.cpython-312.pyc</text:p>
      <text:p text:style-name="P10">| <text:s text:c="2"/>| <text:s text:c="10"/>__init__.cpython-312.pyc</text:p>
      <text:p text:style-name="P10">| <text:s text:c="2"/>| <text:s text:c="10"/></text:p>
      <text:p text:style-name="P10">| <text:s text:c="2"/>+---data</text:p>
      <text:p text:style-name="P10">| <text:s text:c="2"/>| <text:s text:c="2"/>| <text:s text:c="2"/>indices_futures.csv</text:p>
      <text:p text:style-name="P10"><text:soft-page-break/>| <text:s text:c="2"/>| <text:s text:c="2"/>| <text:s text:c="2"/>macro_data.json</text:p>
      <text:p text:style-name="P10">| <text:s text:c="2"/>| <text:s text:c="2"/>| <text:s text:c="2"/>macro_data_provider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macro_data_provider.cpython-312.pyc</text:p>
      <text:p text:style-name="P10">| <text:s text:c="2"/>| <text:s text:c="10"/></text:p>
      <text:p text:style-name="P10">| <text:s text:c="2"/>+---rules</text:p>
      <text:p text:style-name="P10">| <text:s text:c="2"/>| <text:s text:c="2"/>| <text:s text:c="2"/>regime_rules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regime_rules.cpython-312.pyc</text:p>
      <text:p text:style-name="P10">| <text:s text:c="2"/>| <text:s text:c="10"/></text:p>
      <text:p text:style-name="P10">| <text:s text:c="2"/>+---services</text:p>
      <text:p text:style-name="P10">| <text:s text:c="2"/>| <text:s text:c="2"/>| <text:s text:c="2"/>macro_service.py</text:p>
      <text:p text:style-name="P10">| <text:s text:c="2"/>| <text:s text:c="2"/>| <text:s text:c="2"/>macro_update_service.py</text:p>
      <text:p text:style-name="P10">| <text:s text:c="2"/>| <text:s text:c="2"/>| <text:s text:c="2"/>__init__.py</text:p>
      <text:p text:style-name="P10">| <text:s text:c="2"/>| <text:s text:c="2"/>| <text:s text:c="2"/></text:p>
      <text:p text:style-name="P10">| <text:s text:c="2"/>| <text:s text:c="2"/>+---__pycache__</text:p>
      <text:p text:style-name="P10">| <text:s text:c="2"/>| <text:s text:c="10"/>macro_service.cpython-312.pyc</text:p>
      <text:p text:style-name="P10">| <text:s text:c="2"/>| <text:s text:c="10"/>macro_update_service.py</text:p>
      <text:p text:style-name="P10">| <text:s text:c="2"/>| <text:s text:c="10"/>__init__.cpython-312.pyc</text:p>
      <text:p text:style-name="P10">| <text:s text:c="2"/>| <text:s text:c="10"/></text:p>
      <text:p text:style-name="P10">| <text:s text:c="2"/>+---utils</text:p>
      <text:p text:style-name="P10">| <text:s text:c="6"/>| <text:s text:c="2"/>async_helpers.py</text:p>
      <text:p text:style-name="P10">| <text:s text:c="6"/>| <text:s text:c="2"/>types_fredapi.pyi</text:p>
      <text:p text:style-name="P10">| <text:s text:c="6"/>| <text:s text:c="2"/></text:p>
      <text:p text:style-name="P10">| <text:s text:c="6"/>+---__pycache__</text:p>
      <text:p text:style-name="P10">| <text:s text:c="14"/>async_helpers.cpython-312.pyc</text:p>
      <text:p text:style-name="P10">| <text:s text:c="14"/></text:p>
      <text:p text:style-name="P10">+---support_resistance</text:p>
      <text:p text:style-name="P10">| <text:s text:c="2"/>| <text:s text:c="2"/>config.py</text:p>
      <text:p text:style-name="P10">| <text:s text:c="2"/>| <text:s text:c="2"/>constants.py</text:p>
      <text:p text:style-name="P10">| <text:s text:c="2"/>| <text:s text:c="2"/>core.py</text:p>
      <text:p text:style-name="P10">| <text:s text:c="2"/>| <text:s text:c="2"/>monitor.py</text:p>
      <text:p text:style-name="P10">| <text:s text:c="2"/>| <text:s text:c="2"/>pivot_points.py</text:p>
      <text:p text:style-name="P10">| <text:s text:c="2"/>| <text:s text:c="2"/>system.py</text:p>
      <text:p text:style-name="P10">| <text:s text:c="2"/>| <text:s text:c="2"/>utils.py</text:p>
      <text:p text:style-name="P10">| <text:s text:c="2"/>| <text:s text:c="2"/>validation.py</text:p>
      <text:p text:style-name="P10">| <text:s text:c="2"/>| <text:s text:c="2"/>volume_profile.py</text:p>
      <text:p text:style-name="P10">| <text:s text:c="2"/>| <text:s text:c="2"/>__init__.py</text:p>
      <text:p text:style-name="P10">| <text:s text:c="2"/>| <text:s text:c="2"/></text:p>
      <text:p text:style-name="P10">| <text:s text:c="2"/>+---__pycache__</text:p>
      <text:p text:style-name="P10">| <text:s text:c="10"/>(arquivos .pyc)</text:p>
      <text:p text:style-name="P10">| <text:s text:c="10"/></text:p>
      <text:p text:style-name="P10">+---tests</text:p>
      <text:p text:style-name="P10">| <text:s text:c="2"/>| <text:s text:c="2"/>.coverage</text:p>
      <text:p text:style-name="P10">| <text:s text:c="2"/>| <text:s text:c="2"/>backtester.py</text:p>
      <text:p text:style-name="P10">| <text:s text:c="2"/>| <text:s text:c="2"/>config_test.py</text:p>
      <text:p text:style-name="P10">| <text:s text:c="2"/>| <text:s text:c="2"/>conftest.py</text:p>
      <text:p text:style-name="P10">| <text:s text:c="2"/>| <text:s text:c="2"/>fixtures.py</text:p>
      <text:p text:style-name="P10">| <text:s text:c="2"/>| <text:s text:c="2"/>fix_broken_tests.py</text:p>
      <text:p text:style-name="P10">| <text:s text:c="2"/>| <text:s text:c="2"/>fix_qwen_import.py</text:p>
      <text:p text:style-name="P10">| <text:s text:c="2"/>| <text:s text:c="2"/>mock_ai_responses.py</text:p>
      <text:p text:style-name="P10">| <text:s text:c="2"/>| <text:s text:c="2"/>mock_qwen.py</text:p>
      <text:p text:style-name="P10">| <text:s text:c="2"/>| <text:s text:c="2"/>regime_scenario_tester.py</text:p>
      <text:p text:style-name="P10">| <text:s text:c="2"/>| <text:s text:c="2"/>test_ai_analyzer_mock.py</text:p>
      <text:p text:style-name="P10">| <text:s text:c="2"/>| <text:s text:c="2"/>test_ai_runner.py</text:p>
      <text:p text:style-name="P10">| <text:s text:c="2"/>| <text:s text:c="2"/>test_ai_runner_comprehensive.py</text:p>
      <text:p text:style-name="P10">| <text:s text:c="2"/>| <text:s text:c="2"/>test_circuit_breaker.py</text:p>
      <text:p text:style-name="P10">| <text:s text:c="2"/>| <text:s text:c="2"/>test_data_pipeline.py</text:p>
      <text:p text:style-name="P10">| <text:s text:c="2"/>| <text:s text:c="2"/>test_data_validator.py</text:p>
      <text:p text:style-name="P10">| <text:s text:c="2"/>| <text:s text:c="2"/>test_enrich_signal.py</text:p>
      <text:p text:style-name="P10">| <text:s text:c="2"/>| <text:s text:c="2"/>test_event_bus.py</text:p>
      <text:p text:style-name="P10">| <text:s text:c="2"/>| <text:s text:c="2"/>test_flow_analyzer.py</text:p>
      <text:p text:style-name="P10">| <text:s text:c="2"/>| <text:s text:c="2"/>test_institutional_alerts.py</text:p>
      <text:p text:style-name="P10">| <text:s text:c="2"/>| <text:s text:c="2"/>test_integration_full_flow.py</text:p>
      <text:p text:style-name="P10">| <text:s text:c="2"/>| <text:s text:c="2"/>test_invariant_fix.py</text:p>
      <text:p text:style-name="P10">| <text:s text:c="2"/>| <text:s text:c="2"/>test_macro_data_provider.py</text:p>
      <text:p text:style-name="P10">| <text:s text:c="2"/>| <text:s text:c="2"/>test_market_orchestrator_comprehensive.py</text:p>
      <text:p text:style-name="P10">| <text:s text:c="2"/>| <text:s text:c="2"/>test_orchestrator_initialization.py</text:p>
      <text:p text:style-name="P10">| <text:s text:c="2"/>| <text:s text:c="2"/>test_orderbook_analyzer.py</text:p>
      <text:p text:style-name="P10">| <text:s text:c="2"/>| <text:s text:c="2"/>test_orderbook_analyzer_comprehensive.py</text:p>
      <text:p text:style-name="P10">| <text:s text:c="2"/>| <text:s text:c="2"/>test_orderbook_analyzer_coverage.py</text:p>
      <text:p text:style-name="P10">| <text:s text:c="2"/>| <text:s text:c="2"/>test_orderbook_analyzer_full_coverage.py</text:p>
      <text:p text:style-name="P10">| <text:s text:c="2"/>| <text:s text:c="2"/>test_orderbook_analyzer_missing.py</text:p>
      <text:p text:style-name="P10">| <text:s text:c="2"/>| <text:s text:c="2"/>test_orderbook_analyze_core.py</text:p>
      <text:p text:style-name="P10">| <text:s text:c="2"/>| <text:s text:c="2"/>test_orderbook_config_injection.py</text:p>
      <text:p text:style-name="P10">| <text:s text:c="2"/>| <text:s text:c="2"/>test_orderbook_core_comprehensive.py</text:p>
      <text:p text:style-name="P10">| <text:s text:c="2"/>| <text:s text:c="2"/>test_orderbook_helpers.py</text:p>
      <text:p text:style-name="P10">| <text:s text:c="2"/>| <text:s text:c="2"/>test_orderbook_validate_snapshot.py</text:p>
      <text:p text:style-name="P10">| <text:s text:c="2"/>| <text:s text:c="2"/>test_orderbook_wrapper_fallback.py</text:p>
      <text:p text:style-name="P10">| <text:s text:c="2"/>| <text:s text:c="2"/>test_orderbook_wrapper_fetch_with_retry.py</text:p>
      <text:p text:style-name="P10">| <text:s text:c="2"/>| <text:s text:c="2"/>test_out_of_order_pruning.py</text:p>
      <text:p text:style-name="P10">| <text:s text:c="2"/>| <text:s text:c="2"/>test_patch_2_fallback_controlado.py</text:p>
      <text:p text:style-name="P10">| <text:s text:c="2"/>| <text:s text:c="2"/>test_patch_2_simples.py</text:p>
      <text:p text:style-name="P10">| <text:s text:c="2"/>| <text:s text:c="2"/>test_performance_benchmarks.py</text:p>
      <text:p text:style-name="P10">| <text:s text:c="2"/>| <text:s text:c="2"/>test_rate_limiter.py</text:p>
      <text:p text:style-name="P10">| <text:s text:c="2"/>| <text:s text:c="2"/>test_regime_integration.py</text:p>
      <text:p text:style-name="P10">| <text:s text:c="2"/>| <text:s text:c="2"/>test_risk_manager_comprehensive.py</text:p>
      <text:p text:style-name="P10">| <text:s text:c="2"/>| <text:s text:c="2"/>test_rolling_aggregate.py</text:p>
      <text:p text:style-name="P10"><text:soft-page-break/>| <text:s text:c="2"/>| <text:s text:c="2"/>test_support_resistance_consolidated.py</text:p>
      <text:p text:style-name="P10">| <text:s text:c="2"/>| <text:s text:c="2"/>test_support_resistance_modular.py</text:p>
      <text:p text:style-name="P10">| <text:s text:c="2"/>| <text:s text:c="2"/>test_trade_flow_analyzer.py</text:p>
      <text:p text:style-name="P10">| <text:s text:c="2"/>| <text:s text:c="2"/>test_update_histories.py</text:p>
      <text:p text:style-name="P10">| <text:s text:c="2"/>| <text:s text:c="2"/>test_window_processor.py</text:p>
      <text:p text:style-name="P10">| <text:s text:c="2"/>| <text:s text:c="2"/>verify_patch_2.py</text:p>
      <text:p text:style-name="P10">| <text:s text:c="2"/>| <text:s text:c="2"/>verify_prune_logic_only.py</text:p>
      <text:p text:style-name="P10">| <text:s text:c="2"/>| <text:s text:c="2"/></text:p>
      <text:p text:style-name="P10">| <text:s text:c="2"/>+---htmlcov</text:p>
      <text:p text:style-name="P10">| <text:s text:c="2"/>| <text:s text:c="6"/>(arquivos .html para cobertura de testes)</text:p>
      <text:p text:style-name="P10">| <text:s text:c="2"/>| <text:s text:c="6"/></text:p>
      <text:p text:style-name="P10">| <text:s text:c="2"/>+---__pycache__</text:p>
      <text:p text:style-name="P10">| <text:s text:c="10"/>(muitos arquivos .pyc)</text:p>
      <text:p text:style-name="P10">| <text:s text:c="10"/></text:p>
      <text:p text:style-name="P10">+---test_output</text:p>
      <text:p text:style-name="P10">| <text:s text:c="2"/>+---date=2025-12-08</text:p>
      <text:p text:style-name="P10">+---tools</text:p>
      <text:p text:style-name="P10">| <text:s text:c="2"/>| <text:s text:c="2"/>export_db_to_jsonl.py</text:p>
      <text:p text:style-name="P10">| <text:s text:c="2"/>| <text:s text:c="2"/>inspect_db.py</text:p>
      <text:p text:style-name="P10">| <text:s text:c="2"/>| <text:s text:c="2"/>inspect_events_schema.py</text:p>
      <text:p text:style-name="P10">| <text:s text:c="2"/>| <text:s text:c="2"/>ws_test.py</text:p>
      <text:p text:style-name="P10">| <text:s text:c="2"/>| <text:s text:c="2"/></text:p>
      <text:p text:style-name="P10">| <text:s text:c="2"/>+---__pycache__</text:p>
      <text:p text:style-name="P10">| <text:s text:c="10"/>(arquivos .pyc)</text:p>
      <text:p text:style-name="P10">| <text:s text:c="10"/></text:p>
      <text:p text:style-name="P10">+---utils</text:p>
      <text:p text:style-name="P10">| <text:s text:c="2"/>| <text:s text:c="2"/>async_helpers.py</text:p>
      <text:p text:style-name="P10">| <text:s text:c="2"/>| <text:s text:c="2"/>heartbeat_manager.py</text:p>
      <text:p text:style-name="P10">| <text:s text:c="2"/>| <text:s text:c="2"/>trade_filter.py</text:p>
      <text:p text:style-name="P10">| <text:s text:c="2"/>| <text:s text:c="2"/>trade_timestamp_validator.py</text:p>
      <text:p text:style-name="P10">| <text:s text:c="2"/>| <text:s text:c="2"/></text:p>
      <text:p text:style-name="P10">| <text:s text:c="2"/>+---__pycache__</text:p>
      <text:p text:style-name="P10">| <text:s text:c="10"/>(arquivos .pyc)</text:p>
      <text:p text:style-name="P10">| <text:s text:c="10"/></text:p>
      <text:p text:style-name="P10">+---__pycache__</text:p>
      <text:p text:style-name="P10"><text:s text:c="8"/>(muitos arquivos .pyc para módulos na raiz)</text:p>
      <text:p text:style-name="P10">```</text:p>
      <text:p text:style-name="P10"/>
      <text:p text:style-name="P10">Esta é uma visão geral da estrutura do projeto. O sistema é um bot de trading para Binance, com módulos para análise de mercado, IA, gerenciamento de risco, pipeline de dados, testes e infraestrutura. Há muitas pastas organizadas por funcionalidade, como `market_orchestrator`, `flow_analyzer`, `orderbook_core`, etc. Se precisar de detalhes sobre uma pasta específica, posso explorar mais profundament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,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h text:style-name="P11" text:outline-level="2">🏗️ <text:span text:style-name="T1">Nova Arquitetura Proposta </text:span><text:span text:style-name="T2">PARA REDUÇÃO DE CUSTOS DE API</text:span></text:h>
      <text:p text:style-name="P10"/>
      <text:p text:style-name="P10"/>
      <text:p text:style-name="P10"/>
      <text:p text:style-name="P10">┌─────────────────────────────────────────────────────────────────────────┐<text:span text:style-name="T3"> </text:span>│ ARQUITETURA HÍBRIDA OTIMIZADA │<text:span text:style-name="T3"> </text:span>├─────────────────────────────────────────────────────────────────────────┤<text:span text:style-name="T3"> </text:span>│ │<text:span text:style-name="T3"> </text:span>│ DADOS DE MERCADO (WebSocket) │<text:span text:style-name="T3"> </text:span>│ │ │<text:span text:style-name="T3"> </text:span>│ ▼ │<text:span text:style-name="T3"> </text:span>│ ┌──────────────────────────────────────────────────────────┐ │<text:span text:style-name="T3"> </text:span>│ │ FEATURE STORE UNIFICADO │ │<text:span text:style-name="T3"> </text:span>│ │ (Mesmo dado, views diferentes para cada modo) │ │<text:span text:style-name="T3"> </text:span>│ └──────────────────────────────────────────────────────────┘ │<text:span text:style-name="T3"> </text:span>│ │ │ │<text:span text:style-name="T3"> </text:span>│ ▼ ▼ │<text:span text:style-name="T3"> </text:span>│ ┌─────────────────┐ ┌─────────────────┐ │<text:span text:style-name="T3"> </text:span>│ │ SCALP ENGINE │ │ INTRADAY ENGINE │ │<text:span text:style-name="T3"> </text:span>│ │ │ │ │ │<text:span text:style-name="T3"> </text:span>│ │ Features: │ │ Features: │ │<text:span text:style-name="T3"> </text:span>│ │ - absorption │ │ - value_area │ │<text:span text:style-name="T3"> </text:span>│ │ - delta_fail │ │ - range_integ │ │<text:span text:style-name="T3"> </text:span>│ │ - time_at_lvl │ │ - macro_align │ │<text:span text:style-name="T3"> </text:span>│ │ - cvd_slope │ │ - cross_asset │ │<text:span text:style-name="T3"> </text:span>│ │ │ │ │ │<text:span text:style-name="T3"> </text:span>│ │ Modelo: │ │ Modelo: │ │<text:span text:style-name="T3"> </text:span>│ │ xgb_scalp_rng │ │ xgb_intra_rng │ │<text:span text:style-name="T3"> </text:span>│ │ xgb_scalp_trd │ │ xgb_intra_trd │ │<text:span text:style-name="T3"> </text:span>│ │ │ │ │ │<text:span text:style-name="T3"> </text:span>│ │ Target: │ │ Target: │ │<text:span text:style-name="T3"> </text:span>│ │ HOLD/BREAK/ │ │ RANGE_HOLD/ │ │<text:span text:style-name="T3"> </text:span>│ │ FAKE_BREAK │ │ CONTINUATION/ │ │<text:span text:style-name="T3"> </text:span>│ │ │ │ BREAK_ACCEPT/ │ │<text:span text:style-name="T3"> </text:span>│ │ │ │ BREAK_REJECT │ │<text:span text:style-name="T3"> </text:span>│ └────────┬────────┘ └────────┬────────┘ │<text:span text:style-name="T3"> </text:span>│ │ │ │<text:span text:style-name="T3"> </text:span>│ ▼ ▼ │<text:span text:style-name="T3"> </text:span>│ ┌──────────────────────────────────────────────────────────┐ │<text:span text:style-name="T3"> </text:span>│ │ DECISION GATE │ │<text:span text:style-name="T3"> </text:span>│ │ │ │<text:span text:style-name="T3"> </text:span>│ │ if confidence &gt; 0.7: │ │<text:span text:style-name="T3"> </text:span>│ │ return model_decision ─────────────────► TRADE │ │<text:span text:style-name="T3"> </text:span>│ │ │ │<text:span text:style-name="T3"> </text:span>│ │ elif confidence &gt; 0.5 AND conflito_detectado: │ │<text:span text:style-name="T3"> </text:span>│ │ ───────────────────────────────────────────────── │ │<text:span text:style-name="T3"> </text:span>│ │ │ │ │<text:span text:style-name="T3"> </text:span>│ │ ▼ │ │<text:span text:style-name="T3"> </text:span>│ │ ┌───────────────────────────────┐ │ │<text:span text:style-name="T3"> </text:span>│ │ │ LLM GUARDRAIL (payload 1KB) │ │ │<text:span text:style-name="T3"> </text:span>│ │ │ │ │ │<text:span text:style-name="T3"> </text:span>│ │ │ Prompt: │ │ │<text:span text:style-name="T3"> </text:span>│ │ │ "Modelo diz X, mas há │ │ │<text:span text:style-name="T3"> </text:span>│ │ │ conflito em Y. Validar?" │ │ │<text:span text:style-name="T3"> </text:span>│ │ │ │ │ │<text:span text:style-name="T3"> </text:span>│ │ │ Response: { valid: bool } │ │ │<text:span text:style-name="T3"> </text:span>│ │ └───────────────────────────────┘ │ │<text:span text:style-name="T3"> </text:span>│ │ │ │<text:span text:style-name="T3"> </text:span>│ │ else: │ │<text:span text:style-name="T3"> </text:span>│ │ return WAIT ───────────────────────► NO TRADE │ │<text:span text:style-name="T3"> </text:span>│ │ │ │<text:span text:style-name="T3"> </text:span>│ └──────────────────────────────────────────────────────────┘ │<text:span text:style-name="T3"> </text:span>│ │<text:span text:style-name="T3"> </text:span>└─────────────────────────────────────────────────────────────────────────┘<text:line-break/></text:p>
      <text:p text:style-name="P10"/>
      <text:p text:style-name="P10"/>
      <text:h text:style-name="P12" text:outline-level="2">💰 Impacto nos Custos</text:h>
      <text:p text:style-name="P13"/>
      <text:p text:style-name="P14"><text:span text:style-name="Source_20_Text">┌─────────────────────────────────────────────────────────────────────────┐</text:span></text:p>
      <text:p text:style-name="P15"><text:span text:style-name="Source_20_Text">│ <text:s text:c="19"/>PROJEÇÃO DE ECONOMIA REAL <text:s text:c="26"/>│</text:span></text:p>
      <text:p text:style-name="P15"><text:span text:style-name="Source_20_Text">├─────────────────────────────────────────────────────────────────────────┤</text:span></text:p>
      <text:p text:style-name="P15"><text:span text:style-name="Source_20_Text">│ <text:s text:c="72"/>│</text:span></text:p>
      <text:p text:style-name="P15"><text:span text:style-name="Source_20_Text">│ <text:s/>CENÁRIO ATUAL (LLM para tudo): <text:s text:c="39"/>│</text:span></text:p>
      <text:p text:style-name="P15"><text:span text:style-name="Source_20_Text">│ <text:s/>────────────────────────────── <text:s text:c="40"/>│</text:span></text:p>
      <text:p text:style-name="P15"><text:span text:style-name="Source_20_Text">│ <text:s/>• 240 análises/dia × 22KB JSON <text:s text:c="39"/>│</text:span></text:p>
      <text:p text:style-name="P15"><text:span text:style-name="Source_20_Text">│ <text:s/>• ~6.000 tokens input/análise <text:s text:c="40"/>│</text:span></text:p>
      <text:p text:style-name="P15"><text:span text:style-name="Source_20_Text">│ <text:s/>• Total: 1.44M tokens/dia <text:s text:c="44"/>│</text:span></text:p>
      <text:p text:style-name="P15"><text:span text:style-name="Source_20_Text">│ <text:s/>• Custo Groq: ~$0.15/dia (barato por ser Groq) <text:s text:c="23"/>│</text:span></text:p>
      <text:p text:style-name="P15"><text:span text:style-name="Source_20_Text">│ <text:s/>• Custo OpenAI: ~$4.32/dia (se migrar) <text:s text:c="31"/>│</text:span></text:p>
      <text:p text:style-name="P15"><text:span text:style-name="Source_20_Text">│ <text:s text:c="72"/>│</text:span></text:p>
      <text:p text:style-name="P15"><text:span text:style-name="Source_20_Text">│ <text:s/>CENÁRIO OTIMIZADO (XGBoost + LLM guardrail): <text:s text:c="25"/>│</text:span></text:p>
      <text:p text:style-name="P15"><text:span text:style-name="Source_20_Text">│ <text:s/>─────────────────────────────────────────── <text:s text:c="27"/>│</text:span></text:p>
      <text:p text:style-name="P15"><text:span text:style-name="Source_20_Text">│ <text:s/>• 240 decisões/dia via XGBoost: $0.00 <text:s text:c="32"/>│</text:span></text:p>
      <text:p text:style-name="P15"><text:span text:style-name="Source_20_Text">│ <text:s/>• ~20 validações LLM/dia (só conflitos) <text:s text:c="30"/>│</text:span></text:p>
      <text:p text:style-name="P15"><text:span text:style-name="Source_20_Text">│ <text:s/>• ~1.000 tokens/validação <text:s text:c="44"/>│</text:span></text:p>
      <text:p text:style-name="P15"><text:span text:style-name="Source_20_Text">│ <text:s/>• Total: 20K tokens/dia <text:s text:c="46"/>│</text:span></text:p>
      <text:p text:style-name="P15"><text:span text:style-name="Source_20_Text">│ <text:s/>• Custo Groq: ~$0.002/dia <text:s text:c="44"/>│</text:span></text:p>
      <text:p text:style-name="P15"><text:span text:style-name="Source_20_Text">│ <text:s/>• Custo OpenAI: ~$0.06/dia <text:s text:c="43"/>│</text:span></text:p>
      <text:p text:style-name="P15"><text:span text:style-name="Source_20_Text">│ <text:s text:c="72"/>│</text:span></text:p>
      <text:p text:style-name="P15"><text:span text:style-name="Source_20_Text">│ <text:s/>📉 REDUÇÃO: 98-99% nos custos de LLM <text:s text:c="33"/>│</text:span></text:p>
      <text:p text:style-name="P15"><text:span text:style-name="Source_20_Text">│ <text:s/>📈 GANHO: Decisões em 5ms vs 3 segundos <text:s text:c="30"/>│</text:span></text:p>
      <text:p text:style-name="P15"><text:span text:style-name="Source_20_Text">│ <text:s/>📈 GANHO: Consistência 100% <text:s text:c="42"/>│</text:span></text:p>
      <text:p text:style-name="P15"><text:span text:style-name="Source_20_Text">│ <text:s text:c="72"/>│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P17" text:outline-level="2">🔄 Plano de Implementação Integrado</text:h>
      <text:p text:style-name="P18"/>
      <text:p text:style-name="P18"/>
      <text:p text:style-name="P14"><text:span text:style-name="Source_20_Text">FASE 1: OTIMIZAÇÃO IMEDIATA (esta semana)</text:span></text:p>
      <text:p text:style-name="P15"><text:span text:style-name="Source_20_Text">━━━━━━━━━━━━━━━━━━━━━━━━━━━━━━━━━━━━━━━</text:span></text:p>
      <text:p text:style-name="P15"><text:span text:style-name="Source_20_Text">├── 1.1 Criar payload_compressor.py</text:span></text:p>
      <text:p text:style-name="P15"><text:span text:style-name="Source_20_Text">│ <text:s text:c="6"/>└── Reduz JSON de 22KB → 4KB para LLM</text:span></text:p>
      <text:p text:style-name="P15"><text:span text:style-name="Source_20_Text">│ <text:s text:c="6"/>└── MANTÉM histórico completo local</text:span></text:p>
      <text:p text:style-name="P15"><text:span text:style-name="Source_20_Text">│</text:span></text:p>
      <text:p text:style-name="P15"><text:span text:style-name="Source_20_Text">├── 1.2 Ajustar ai_payload_builder.py</text:span></text:p>
      <text:p text:style-name="P15"><text:span text:style-name="Source_20_Text">│ <text:s text:c="6"/>└── Usa compressor antes de enviar</text:span></text:p>
      <text:p text:style-name="P15"><text:span text:style-name="Source_20_Text">│</text:span></text:p>
      <text:p text:style-name="P15"><text:span text:style-name="Source_20_Text">└── 1.3 Resultado: 70-75% redução imediata</text:span></text:p>
      <text:p text:style-name="P15"/>
      <text:p text:style-name="P15"/>
      <text:p text:style-name="P15"><text:span text:style-name="Source_20_Text">FASE 2: SEPARAÇÃO SCALP/INTRADAY (próximas 2 semanas)</text:span></text:p>
      <text:p text:style-name="P15"><text:span text:style-name="Source_20_Text">━━━━━━━━━━━━━━━━━━━━━━━━━━━━━━━━━━━━━━━━━━━━━━━━━━━━</text:span></text:p>
      <text:p text:style-name="P15"><text:span text:style-name="Source_20_Text">├── 2.1 Criar scalp_feature_extractor.py</text:span></text:p>
      <text:p text:style-name="P15"><text:span text:style-name="Source_20_Text">│ <text:s text:c="6"/>└── Extrai features de microestrutura</text:span></text:p>
      <text:p text:style-name="P15"><text:span text:style-name="Source_20_Text">│ <text:s text:c="6"/>└── absorption_duration, delta_failures, etc</text:span></text:p>
      <text:p text:style-name="P15"><text:span text:style-name="Source_20_Text">│</text:span></text:p>
      <text:p text:style-name="P15"><text:span text:style-name="Source_20_Text">├── 2.2 Criar intraday_feature_extractor.py</text:span></text:p>
      <text:p text:style-name="P15"><text:span text:style-name="Source_20_Text">│ <text:s text:c="6"/>└── Extrai features de contexto</text:span></text:p>
      <text:p text:style-name="P15"><text:span text:style-name="Source_20_Text">│ <text:s text:c="6"/>└── value_area_position, macro_alignment, etc</text:span></text:p>
      <text:p text:style-name="P15"><text:span text:style-name="Source_20_Text">│</text:span></text:p>
      <text:p text:style-name="P15"><text:span text:style-name="Source_20_Text">├── 2.3 Criar label_generator.py</text:span></text:p>
      <text:p text:style-name="P15"><text:span text:style-name="Source_20_Text">│ <text:s text:c="6"/>└── Gera targets corretos ex-post</text:span></text:p>
      <text:p text:style-name="P15"><text:span text:style-name="Source_20_Text">│ <text:s text:c="6"/>└── SCALP: HOLD/BREAK/FAKE_BREAK</text:span></text:p>
      <text:p text:style-name="P15"><text:span text:style-name="Source_20_Text">│ <text:s text:c="6"/>└── INTRADAY: RANGE_HOLD/CONTINUATION/etc</text:span></text:p>
      <text:p text:style-name="P15"><text:span text:style-name="Source_20_Text">│</text:span></text:p>
      <text:p text:style-name="P15"><text:span text:style-name="Source_20_Text">└── 2.4 Atualizar feature_store.py</text:span></text:p>
      <text:p text:style-name="P15"><text:span text:style-name="Source_20_Text"><text:s text:c="8"/>└── Suporta views separadas</text:span></text:p>
      <text:p text:style-name="P15"/>
      <text:p text:style-name="P15"/>
      <text:p text:style-name="P15"><text:span text:style-name="Source_20_Text">FASE 3: TREINAMENTO DOS MODELOS (2-3 semanas)</text:span></text:p>
      <text:p text:style-name="P15"><text:span text:style-name="Source_20_Text">━━━━━━━━━━━━━━━━━━━━━━━━━━━━━━━━━━━━━━━━━━━</text:span></text:p>
      <text:p text:style-name="P15"><text:span text:style-name="Source_20_Text">├── 3.1 Coletar dados históricos com labels corretos</text:span></text:p>
      <text:p text:style-name="P15"><text:span text:style-name="Source_20_Text">│</text:span></text:p>
      <text:p text:style-name="P15"><text:span text:style-name="Source_20_Text">├── 3.2 Treinar 4 modelos XGBoost:</text:span></text:p>
      <text:p text:style-name="P15"><text:span text:style-name="Source_20_Text">│ <text:s text:c="6"/>├── xgb_scalp_range.pkl</text:span></text:p>
      <text:p text:style-name="P15"><text:span text:style-name="Source_20_Text">│ <text:s text:c="6"/>├── xgb_scalp_trend.pkl</text:span></text:p>
      <text:p text:style-name="P15"><text:span text:style-name="Source_20_Text">│ <text:s text:c="6"/>├── xgb_intraday_range.pkl</text:span></text:p>
      <text:p text:style-name="P15"><text:span text:style-name="Source_20_Text">│ <text:s text:c="6"/>└── xgb_intraday_trend.pkl</text:span></text:p>
      <text:p text:style-name="P15"><text:span text:style-name="Source_20_Text">│</text:span></text:p>
      <text:p text:style-name="P15"><text:span text:style-name="Source_20_Text">├── 3.3 Calibrar confiança:</text:span></text:p>
      <text:p text:style-name="P15"><text:span text:style-name="Source_20_Text">│ <text:s text:c="6"/>└── confidence = p_max - p_second</text:span></text:p>
      <text:p text:style-name="P15"><text:span text:style-name="Source_20_Text">│</text:span></text:p>
      <text:p text:style-name="P15"><text:soft-page-break/><text:span text:style-name="Source_20_Text">└── 3.4 Criar inference_engine.py atualizado</text:span></text:p>
      <text:p text:style-name="P15"/>
      <text:p text:style-name="P15"/>
      <text:p text:style-name="P15"><text:span text:style-name="Source_20_Text">FASE 4: INTEGRAÇÃO FINAL (1 semana)</text:span></text:p>
      <text:p text:style-name="P15"><text:span text:style-name="Source_20_Text">━━━━━━━━━━━━━━━━━━━━━━━━━━━━━━━━━━</text:span></text:p>
      <text:p text:style-name="P15"><text:span text:style-name="Source_20_Text">├── 4.1 Criar decision_gate.py</text:span></text:p>
      <text:p text:style-name="P15"><text:span text:style-name="Source_20_Text">│ <text:s text:c="6"/>└── Decide quando chamar LLM</text:span></text:p>
      <text:p text:style-name="P15"><text:span text:style-name="Source_20_Text">│</text:span></text:p>
      <text:p text:style-name="P15"><text:span text:style-name="Source_20_Text">├── 4.2 Ajustar ai_runner.py</text:span></text:p>
      <text:p text:style-name="P15"><text:span text:style-name="Source_20_Text">│ <text:s text:c="6"/>└── LLM só para validação</text:span></text:p>
      <text:p text:style-name="P15"><text:span text:style-name="Source_20_Text">│ <text:s text:c="6"/>└── Payload mínimo (~1KB)</text:span></text:p>
      <text:p text:style-name="P15"><text:span text:style-name="Source_20_Text">│</text:span></text:p>
      <text:p text:style-name="P15"><text:span text:style-name="Source_20_Text">└── 4.3 Atualizar hybrid_decision.py</text:span></text:p>
      <text:p text:style-name="P15"><text:span text:style-name="Source_20_Text"><text:s text:c="8"/>└── Integra XGBoost + LLM guardrail</text:span></text:p>
      <text:p text:style-name="P16"/>
      <text:p text:style-name="P16"/>
      <text:p text:style-name="P16"/>
      <text:h text:style-name="P17" text:outline-level="2">📋 Estrutura de Features Proposta</text:h>
      <text:p text:style-name="P18"/>
      <text:p text:style-name="P14"><text:span text:style-name="Source_20_Text"># scalp_features.py</text:span></text:p>
      <text:p text:style-name="P15"/>
      <text:p text:style-name="P15"><text:span text:style-name="Source_20_Text">SCALP_FEATURES = {</text:span></text:p>
      <text:p text:style-name="P15"><text:span text:style-name="Source_20_Text"><text:s text:c="4"/># Absorção (você já tem parcialmente)</text:span></text:p>
      <text:p text:style-name="P15"><text:span text:style-name="Source_20_Text"><text:s text:c="4"/>"absorption": {</text:span></text:p>
      <text:p text:style-name="P15"><text:span text:style-name="Source_20_Text"><text:s text:c="8"/>"strength": float, <text:s text:c="7"/># 0-1, força da absorção</text:span></text:p>
      <text:p text:style-name="P15"><text:span text:style-name="Source_20_Text"><text:s text:c="8"/>"duration_sec": int, <text:s text:c="5"/># tempo defendendo nível</text:span></text:p>
      <text:p text:style-name="P15"><text:span text:style-name="Source_20_Text"><text:s text:c="8"/>"attempts": int, <text:s text:c="9"/># quantas vezes tentou romper</text:span></text:p>
      <text:p text:style-name="P15"><text:span text:style-name="Source_20_Text"><text:s text:c="8"/>"exhaustion": float, <text:s text:c="5"/># 0-1, exaustão do lado agressor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Delta/CVD (você já tem)</text:span></text:p>
      <text:p text:style-name="P15"><text:span text:style-name="Source_20_Text"><text:s text:c="4"/>"delta": {</text:span></text:p>
      <text:p text:style-name="P15"><text:span text:style-name="Source_20_Text"><text:s text:c="8"/>"failure_count": int, <text:s text:c="4"/># vezes que delta não segurou</text:span></text:p>
      <text:p text:style-name="P15"><text:span text:style-name="Source_20_Text"><text:s text:c="8"/>"cvd_slope_30s": float, <text:s text:c="2"/># inclinação CVD curto prazo</text:span></text:p>
      <text:p text:style-name="P15"><text:span text:style-name="Source_20_Text"><text:s text:c="8"/>"cvd_divergence": float, <text:s/># divergência preço vs CVD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Tempo no preço (precisa calcular)</text:span></text:p>
      <text:p text:style-name="P15"><text:span text:style-name="Source_20_Text"><text:s text:c="4"/>"time_at_level": {</text:span></text:p>
      <text:p text:style-name="P15"><text:span text:style-name="Source_20_Text"><text:s text:c="8"/>"seconds": int, <text:s text:c="10"/># quanto tempo no nível atual</text:span></text:p>
      <text:p text:style-name="P15"><text:span text:style-name="Source_20_Text"><text:s text:c="8"/>"revisits": int, <text:s text:c="9"/># quantas vezes voltou ao nível</text:span></text:p>
      <text:p text:style-name="P15"><text:span text:style-name="Source_20_Text"><text:s text:c="8"/>"dwell_ratio": float, <text:s text:c="4"/># tempo nível / tempo total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Order book (você já tem)</text:span></text:p>
      <text:p text:style-name="P15"><text:span text:style-name="Source_20_Text"><text:s text:c="4"/>"orderbook": {</text:span></text:p>
      <text:p text:style-name="P15"><text:span text:style-name="Source_20_Text"><text:s text:c="8"/>"imbalance": float, <text:s text:c="6"/># seu imbalance atual</text:span></text:p>
      <text:p text:style-name="P15"><text:span text:style-name="Source_20_Text"><text:s text:c="8"/>"imbalance_persist": int, # há quantos ticks mantém imbalance</text:span></text:p>
      <text:p text:style-name="P15"><text:span text:style-name="Source_20_Text"><text:s text:c="8"/>"wall_distance": float, <text:s text:c="2"/># distância até wall grande</text:span></text:p>
      <text:p text:style-name="P15"><text:soft-page-break/><text:span text:style-name="Source_20_Text"><text:s text:c="4"/></text:span></text:p>
      <text:h text:style-name="P19" text:outline-level="3">INTRADAY Features (você já tem quase tudo)</text:h>
      <text:p text:style-name="P13"/>
      <text:p text:style-name="P14"><text:span text:style-name="Source_20_Text"># intraday_features.py</text:span></text:p>
      <text:p text:style-name="P15"/>
      <text:p text:style-name="P15"><text:span text:style-name="Source_20_Text">INTRADAY_FEATURES = {</text:span></text:p>
      <text:p text:style-name="P15"><text:span text:style-name="Source_20_Text"><text:s text:c="4"/># Value Area (você já tem no volume profile)</text:span></text:p>
      <text:p text:style-name="P15"><text:span text:style-name="Source_20_Text"><text:s text:c="4"/>"structure": {</text:span></text:p>
      <text:p text:style-name="P15"><text:span text:style-name="Source_20_Text"><text:s text:c="8"/>"va_position": float, <text:s text:c="4"/># -1 abaixo VAL, 0 dentro, 1 acima VAH</text:span></text:p>
      <text:p text:style-name="P15"><text:span text:style-name="Source_20_Text"><text:s text:c="8"/>"distance_to_poc": float, # distância ao POC em ATR</text:span></text:p>
      <text:p text:style-name="P15"><text:span text:style-name="Source_20_Text"><text:s text:c="8"/>"range_integrity": float, # 0-1, integridade do range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Macro (você já tem)</text:span></text:p>
      <text:p text:style-name="P15"><text:span text:style-name="Source_20_Text"><text:s text:c="4"/>"macro": {</text:span></text:p>
      <text:p text:style-name="P15"><text:span text:style-name="Source_20_Text"><text:s text:c="8"/>"alignment_score": float, # correlações alinhadas?</text:span></text:p>
      <text:p text:style-name="P15"><text:span text:style-name="Source_20_Text"><text:s text:c="8"/>"dxy_impact": float, <text:s text:c="5"/># impacto do DXY</text:span></text:p>
      <text:p text:style-name="P15"><text:span text:style-name="Source_20_Text"><text:s text:c="8"/>"session_bias": str, <text:s text:c="5"/># ASIA/EU/US bias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Cross-asset (você já tem)</text:span></text:p>
      <text:p text:style-name="P15"><text:span text:style-name="Source_20_Text"><text:s text:c="4"/>"cross_asset": {</text:span></text:p>
      <text:p text:style-name="P15"><text:span text:style-name="Source_20_Text"><text:s text:c="8"/>"divergence": float, <text:s text:c="5"/># divergência BTC vs ETH</text:span></text:p>
      <text:p text:style-name="P15"><text:span text:style-name="Source_20_Text"><text:s text:c="8"/>"correlation_regime": str,# CORRELATED/DECORRELATED</text:span></text:p>
      <text:p text:style-name="P15"><text:span text:style-name="Source_20_Text"><text:s text:c="4"/>},</text:span></text:p>
      <text:p text:style-name="P15"><text:span text:style-name="Source_20_Text"><text:s text:c="4"/></text:span></text:p>
      <text:p text:style-name="P15"><text:span text:style-name="Source_20_Text"><text:s text:c="4"/># Multi-TF (você já tem)</text:span></text:p>
      <text:p text:style-name="P15"><text:span text:style-name="Source_20_Text"><text:s text:c="4"/>"trend": {</text:span></text:p>
      <text:p text:style-name="P15"><text:span text:style-name="Source_20_Text"><text:s text:c="8"/>"tf_alignment": float, <text:s text:c="3"/># quantos TFs apontam mesma direção</text:span></text:p>
      <text:p text:style-name="P15"><text:span text:style-name="Source_20_Text"><text:s text:c="8"/>"regime_consensus": str, <text:s/># RANGE/TREND/MANIPULATION</text:span></text:p>
      <text:p text:style-name="P15"><text:span text:style-name="Source_20_Text"><text:s text:c="4"/>},</text:span></text:p>
      <text:p text:style-name="P15"><text:span text:style-name="Source_20_Text">}</text:span></text:p>
      <text:p text:style-name="P16"/>
      <text:p text:style-name="P16"/>
      <text:p text:style-name="P20"><text:span text:style-name="Strong_20_Emphasis"><text:span text:style-name="T4">"SERIA INTERESSANTE DAR UMA OLHADA NISSO, SERÁ QUE UM MODELO LOCAL TREINADO AJUDARIA?"</text:span></text:span></text:p>
      <text:h text:style-name="P21" text:outline-level="3">✅ SIM, ABSOLUTAMENTE!</text:h>
      <text:p text:style-name="P22"/>
      <text:p text:style-name="P15"><text:span text:style-name="Source_20_Text">┌─────────────────────────────────────────────────────────────────────────┐</text:span></text:p>
      <text:p text:style-name="P15"><text:span text:style-name="Source_20_Text">│ <text:s text:c="24"/>CONCLUSÃO <text:s text:c="38"/>│</text:span></text:p>
      <text:p text:style-name="P15"><text:span text:style-name="Source_20_Text">├─────────────────────────────────────────────────────────────────────────┤</text:span></text:p>
      <text:p text:style-name="P15"><text:span text:style-name="Source_20_Text">│ <text:s text:c="72"/>│</text:span></text:p>
      <text:p text:style-name="P15"><text:span text:style-name="Source_20_Text">│ <text:s/>Um modelo local treinado (XGBoost) não só ajudaria como É A SOLUÇÃO <text:s text:c="2"/>│</text:span></text:p>
      <text:p text:style-name="P15"><text:span text:style-name="Source_20_Text">│ <text:s/>CORRETA para o seu problema. <text:s text:c="42"/>│</text:span></text:p>
      <text:p text:style-name="P15"><text:span text:style-name="Source_20_Text">│ <text:s text:c="72"/>│</text:span></text:p>
      <text:p text:style-name="P15"><text:span text:style-name="Source_20_Text">│ <text:s/>O que você precisa fazer: <text:s text:c="45"/>│</text:span></text:p>
      <text:p text:style-name="P15"><text:span text:style-name="Source_20_Text">│ <text:s text:c="72"/>│</text:span></text:p>
      <text:p text:style-name="P15"><text:span text:style-name="Source_20_Text">│ <text:s/>1. SEPARAR os modos (SCALP vs INTRADAY) <text:s text:c="30"/>│</text:span></text:p>
      <text:p text:style-name="P15"><text:soft-page-break/><text:span text:style-name="Source_20_Text">│ <text:s/>2. REDEFINIR os targets (não UP/DOWN, mas HOLD/BREAK/etc) <text:s text:c="12"/>│</text:span></text:p>
      <text:p text:style-name="P15"><text:span text:style-name="Source_20_Text">│ <text:s/>3. TREINAR XGBoost por regime <text:s text:c="41"/>│</text:span></text:p>
      <text:p text:style-name="P15"><text:span text:style-name="Source_20_Text">│ <text:s/>4. REDUZIR LLM para validação apenas <text:s text:c="34"/>│</text:span></text:p>
      <text:p text:style-name="P15"><text:span text:style-name="Source_20_Text">│ <text:s text:c="72"/>│</text:span></text:p>
      <text:p text:style-name="P15"><text:span text:style-name="Source_20_Text">│ <text:s/>Resultado: <text:s text:c="60"/>│</text:span></text:p>
      <text:p text:style-name="P15"><text:span text:style-name="Source_20_Text">│ <text:s/>• 98% redução de custo de API <text:s text:c="41"/>│</text:span></text:p>
      <text:p text:style-name="P15"><text:span text:style-name="Source_20_Text">│ <text:s/>• Decisões em milissegundos <text:s text:c="43"/>│</text:span></text:p>
      <text:p text:style-name="P15"><text:span text:style-name="Source_20_Text">│ <text:s/>• Confiança que faz sentido operacional <text:s text:c="31"/>│</text:span></text:p>
      <text:p text:style-name="P15"><text:span text:style-name="Source_20_Text">│ <text:s/>• Modelo para SCALP que realmente funciona em 30s-3min <text:s text:c="15"/>│</text:span></text:p>
      <text:p text:style-name="P15"><text:span text:style-name="Source_20_Text">│ <text:s text:c="72"/>│</text:span></text:p>
      <text:p text:style-name="P15"><text:span text:style-name="Source_20_Text">└─────────────────────────────────────────────────────────────────────────┘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5"><text:span text:style-name="Source_20_Text"><text:span text:style-name="T5">PRIORIDADE PARA OTIMIZAÇÃO LLM:</text:span></text:span></text:p>
      <text:p text:style-name="P15"><text:span text:style-name="Source_20_Text">━━━━━━━━━━━━━━━━━━━━━━━━━━━━━━</text:span></text:p>
      <text:p text:style-name="P15"/>
      <text:p text:style-name="P15"><text:span text:style-name="Source_20_Text">1. 📄 market_orchestrator/ai/ai_payload_builder.py</text:span></text:p>
      <text:p text:style-name="P15"><text:span text:style-name="Source_20_Text"><text:s text:c="3"/>└── Onde o payload para IA é montado (CRÍTICO)</text:span></text:p>
      <text:p text:style-name="P15"/>
      <text:p text:style-name="P15"><text:span text:style-name="Source_20_Text">2. 📄 ai_runner/ai_runner.py <text:s/></text:span></text:p>
      <text:p text:style-name="P15"><text:span text:style-name="Source_20_Text"><text:s text:c="3"/>└── Onde o JSON é enviado para a LLM</text:span></text:p>
      <text:p text:style-name="P15"/>
      <text:p text:style-name="P15"><text:span text:style-name="Source_20_Text">3. 📄 enrichment_integrator.py</text:span></text:p>
      <text:p text:style-name="P15"><text:span text:style-name="Source_20_Text"><text:s text:c="3"/>└── Onde todas as duplicatas são criadas</text:span></text:p>
      <text:p text:style-name="P15"/>
      <text:p text:style-name="P15"><text:span text:style-name="Source_20_Text">4. 📄 context_collector.py</text:span></text:p>
      <text:p text:style-name="P15"><text:span text:style-name="Source_20_Text"><text:s text:c="3"/>└── Gera o contextual_snapshot (maior duplicação)</text:span></text:p>
      <text:p text:style-name="P23"/>
      <text:p text:style-name="P16"/>
      <text:p text:style-name="P16"/>
      <text:p text:style-name="P16"/>
      <text:p text:style-name="P24"/>
      <text:h text:style-name="P25" text:outline-level="3"><text:span text:style-name="T6">🔴 </text:span><text:span text:style-name="Strong_20_Emphasis"><text:span text:style-name="T6">Prioridade Alta (Onde o JSON é montado)</text:span>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26">#</text:p>
            </table:table-cell>
            <table:table-cell table:style-name="Tabela1.A1" office:value-type="string">
              <text:p text:style-name="P26">Arquivo</text:p>
            </table:table-cell>
            <table:table-cell table:style-name="Tabela1.A1" office:value-type="string">
              <text:p text:style-name="P26">Motivo</text:p>
            </table:table-cell>
          </table:table-row>
        </table:table-header-rows>
        <table:table-row>
          <table:table-cell table:style-name="Tabela1.A1" office:value-type="string">
            <text:p text:style-name="P27">1</text:p>
          </table:table-cell>
          <table:table-cell table:style-name="Tabela1.A1" office:value-type="string">
            <text:p text:style-name="P28"><text:span text:style-name="Source_20_Text"><text:span text:style-name="T6">market_orchestrator/ai/ai_payload_builder.py</text:span></text:span></text:p>
          </table:table-cell>
          <table:table-cell table:style-name="Tabela1.A1" office:value-type="string">
            <text:p text:style-name="P28"><text:span text:style-name="T6">Monta o payload para IA - </text:span><text:span text:style-name="Strong_20_Emphasis"><text:span text:style-name="T6">ponto ideal para otimizar</text:span></text:span></text:p>
          </table:table-cell>
        </table:table-row>
        <table:table-row>
          <table:table-cell table:style-name="Tabela1.A1" office:value-type="string">
            <text:p text:style-name="P27">2</text:p>
          </table:table-cell>
          <table:table-cell table:style-name="Tabela1.A1" office:value-type="string">
            <text:p text:style-name="P28"><text:span text:style-name="Source_20_Text"><text:span text:style-name="T6">event_saver.py</text:span></text:span></text:p>
          </table:table-cell>
          <table:table-cell table:style-name="Tabela1.A1" office:value-type="string">
            <text:p text:style-name="P28"><text:span text:style-name="T6">Salva o JSON final - </text:span><text:span text:style-name="Strong_20_Emphasis"><text:span text:style-name="T6">pode comprimir aqui</text:span></text:span></text:p>
          </table:table-cell>
        </table:table-row>
        <table:table-row>
          <table:table-cell table:style-name="Tabela1.A1" office:value-type="string">
            <text:p text:style-name="P27">3</text:p>
          </table:table-cell>
          <table:table-cell table:style-name="Tabela1.A1" office:value-type="string">
            <text:p text:style-name="P28"><text:span text:style-name="Source_20_Text"><text:span text:style-name="T6">enrichment_integrator.py</text:span></text:span></text:p>
          </table:table-cell>
          <table:table-cell table:style-name="Tabela1.A1" office:value-type="string">
            <text:p text:style-name="P28"><text:span text:style-name="T6">Junta todos os dados - </text:span><text:span text:style-name="Strong_20_Emphasis"><text:span text:style-name="T6">fonte das duplicatas</text:span></text:span></text:p>
          </table:table-cell>
        </table:table-row>
        <table:table-row>
          <table:table-cell table:style-name="Tabela1.A1" office:value-type="string">
            <text:p text:style-name="P27">4</text:p>
          </table:table-cell>
          <table:table-cell table:style-name="Tabela1.A1" office:value-type="string">
            <text:p text:style-name="P28"><text:span text:style-name="Source_20_Text"><text:span text:style-name="T6">context_collector.py</text:span></text:span></text:p>
          </table:table-cell>
          <table:table-cell table:style-name="Tabela1.A1" office:value-type="string">
            <text:p text:style-name="P28"><text:span text:style-name="T6">Gera </text:span><text:span text:style-name="Source_20_Text"><text:span text:style-name="T6">contextual_snapshot</text:span></text:span><text:span text:style-name="T6"> - </text:span><text:span text:style-name="Strong_20_Emphasis"><text:span text:style-name="T6">maior duplicação</text:span></text:span></text:p>
          </table:table-cell>
        </table:table-row>
      </table:table>
      <text:p text:style-name="P29"/>
      <text:p text:style-name="P29"/>
      <text:h text:style-name="P30" text:outline-level="3">🟡 <text:span text:style-name="Strong_20_Emphasis">Prioridade Média (Fontes de dados)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26">#</text:p>
            </table:table-cell>
            <table:table-cell table:style-name="Tabela2.A1" office:value-type="string">
              <text:p text:style-name="P26">Arquivo</text:p>
            </table:table-cell>
            <table:table-cell table:style-name="Tabela2.A1" office:value-type="string">
              <text:p text:style-name="P26">Motivo</text:p>
            </table:table-cell>
          </table:table-row>
        </table:table-header-rows>
        <table:table-row>
          <table:table-cell table:style-name="Tabela2.A1" office:value-type="string">
            <text:p text:style-name="P27">5</text:p>
          </table:table-cell>
          <table:table-cell table:style-name="Tabela2.A1" office:value-type="string">
            <text:p text:style-name="P28"><text:span text:style-name="Source_20_Text"><text:span text:style-name="T6">data_enricher.py</text:span></text:span></text:p>
          </table:table-cell>
          <table:table-cell table:style-name="Tabela2.A1" office:value-type="string">
            <text:p text:style-name="P28"><text:span text:style-name="T6">Gera </text:span><text:span text:style-name="Source_20_Text"><text:span text:style-name="T6">enriched_snapshot</text:span></text:span></text:p>
          </table:table-cell>
        </table:table-row>
        <table:table-row>
          <table:table-cell table:style-name="Tabela2.A1" office:value-type="string">
            <text:p text:style-name="P27">6</text:p>
          </table:table-cell>
          <table:table-cell table:style-name="Tabela2.A1" office:value-type="string">
            <text:p text:style-name="P28"><text:span text:style-name="Source_20_Text"><text:span text:style-name="T6">flow_analyzer/core.py</text:span></text:span></text:p>
          </table:table-cell>
          <table:table-cell table:style-name="Tabela2.A1" office:value-type="string">
            <text:p text:style-name="P28"><text:span text:style-name="T6">Gera </text:span><text:span text:style-name="Source_20_Text"><text:span text:style-name="T6">fluxo_continuo</text:span></text:span></text:p>
          </table:table-cell>
        </table:table-row>
        <table:table-row>
          <table:table-cell table:style-name="Tabela2.A1" office:value-type="string">
            <text:p text:style-name="P27">7</text:p>
          </table:table-cell>
          <table:table-cell table:style-name="Tabela2.A1" office:value-type="string">
            <text:p text:style-name="P28"><text:span text:style-name="Source_20_Text"><text:span text:style-name="T6">liquidity_heatmap.py</text:span></text:span></text:p>
          </table:table-cell>
          <table:table-cell table:style-name="Tabela2.A1" office:value-type="string">
            <text:p text:style-name="P31">Gera clusters (duplicado 3x)</text:p>
          </table:table-cell>
        </table:table-row>
      </table:table>
      <text:p text:style-name="P29"/>
      <text:p text:style-name="P29"/>
      <text:h text:style-name="P30" text:outline-level="3">🟢 <text:span text:style-name="Strong_20_Emphasis">Prioridade Baixa (Consumidores)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26">#</text:p>
            </table:table-cell>
            <table:table-cell table:style-name="Tabela3.A1" office:value-type="string">
              <text:p text:style-name="P26">Arquivo</text:p>
            </table:table-cell>
            <table:table-cell table:style-name="Tabela3.A1" office:value-type="string">
              <text:p text:style-name="P26">Motivo</text:p>
            </table:table-cell>
          </table:table-row>
        </table:table-header-rows>
        <table:table-row>
          <table:table-cell table:style-name="Tabela3.A1" office:value-type="string">
            <text:p text:style-name="P27">8</text:p>
          </table:table-cell>
          <table:table-cell table:style-name="Tabela3.A1" office:value-type="string">
            <text:p text:style-name="P28"><text:span text:style-name="Source_20_Text"><text:span text:style-name="T6">ml/hybrid_decision.py</text:span></text:span></text:p>
          </table:table-cell>
          <table:table-cell table:style-name="Tabela3.A1" office:value-type="string">
            <text:p text:style-name="P27">Consome o JSON - precisa adaptar</text:p>
          </table:table-cell>
        </table:table-row>
        <table:table-row>
          <table:table-cell table:style-name="Tabela3.A1" office:value-type="string">
            <text:p text:style-name="P27">9</text:p>
          </table:table-cell>
          <table:table-cell table:style-name="Tabela3.A1" office:value-type="string">
            <text:p text:style-name="P28"><text:span text:style-name="Source_20_Text"><text:span text:style-name="T6">ai_runner/ai_runner.py</text:span></text:span></text:p>
          </table:table-cell>
          <table:table-cell table:style-name="Tabela3.A1" office:value-type="string">
            <text:p text:style-name="P31">Envia para LLM - precisa payload otimizado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1:46:37.554388600</meta:creation-date>
    <dc:date>2026-01-19T14:08:55.769949600</dc:date>
    <meta:editing-duration>PT1H25M17S</meta:editing-duration>
    <meta:editing-cycles>2</meta:editing-cycles>
    <meta:generator>LibreOffice/25.8.1.1$Windows_X86_64 LibreOffice_project/54047653041915e595ad4e45cccea684809c77b5</meta:generator>
    <meta:document-statistic meta:table-count="3" meta:image-count="0" meta:object-count="0" meta:page-count="16" meta:paragraph-count="1026" meta:word-count="3643" meta:character-count="30790" meta:non-whitespace-character-count="22001"/>
  </office:meta>
</office:document-meta>
</file>